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68.49pt" svg:height="319.97pt" svg:x="784.37pt" svg:y="0.79pt">
            <draw:object draw:notify-on-update-of-ranges="Sheet1.A3:Sheet1.A48 Sheet1.B1:Sheet1.B1 Sheet1.B3:Sheet1.B48 Sheet1.C3:Sheet1.C29 Sheet1.D1:Sheet1.D1 Sheet1.D3:Sheet1.D29 Sheet1.E3:Sheet1.E26 Sheet1.F1:Sheet1.F1 Sheet1.F3:Sheet1.F26 Sheet1.G3:Sheet1.G22 Sheet1.H1:Sheet1.H1 Sheet1.H3:Sheet1.H22 Sheet1.I3:Sheet1.I21 Sheet1.J1:Sheet1.J1 Sheet1.J3:Sheet1.J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72.09pt" svg:height="344.07pt" svg:x="799.2pt" svg:y="351.64pt">
            <draw:object draw:notify-on-update-of-ranges="Sheet1.A3:Sheet1.A19 Sheet1.B1:Sheet1.B1 Sheet1.B3:Sheet1.B21 Sheet1.C3:Sheet1.C25 Sheet1.D1:Sheet1.D1 Sheet1.D3:Sheet1.D25 Sheet1.E3:Sheet1.E23 Sheet1.F1:Sheet1.F1 Sheet1.F3:Sheet1.F23 Sheet1.G3:Sheet1.G22 Sheet1.F1:Sheet1.F1 Sheet1.H3:Sheet1.H22 Sheet1.I3:Sheet1.I20 Sheet1.J1:Sheet1.J1 Sheet1.J3:Sheet1.J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74.7pt" svg:height="323.26pt" svg:x="265.86pt" svg:y="375.31pt">
            <draw:object draw:notify-on-update-of-ranges="Sheet1.A64:Sheet1.A76 Sheet1.D64:Sheet1.D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554.14pt" svg:height="289.9pt" svg:x="362.15pt" svg:y="828.99pt">
            <draw:object draw:notify-on-update-of-ranges="Sheet1.A79:Sheet1.A83 Sheet1.B78:Sheet1.B78 Sheet1.B79:Sheet1.B8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48.67pt" svg:height="289.87pt" svg:x="365.27pt" svg:y="1127.17pt">
            <draw:object draw:notify-on-update-of-ranges="Sheet1.A85:Sheet1.A85 Sheet1.A86:Sheet1.A89 Sheet1.B85:Sheet1.B85 Sheet1.B86:Sheet1.B8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41.67pt" svg:height="287.26pt" svg:x="370.71pt" svg:y="1433.2pt">
            <draw:object draw:notify-on-update-of-ranges="Sheet1.A91:Sheet1.A91 Sheet1.A92:Sheet1.A97 Sheet1.B91:Sheet1.B91 Sheet1.B92:Sheet1.B9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4 ranks</text:p>
          </table:table-cell>
          <table:table-cell/>
          <table:table-cell office:value-type="string" calcext:value-type="string">
            <text:p>8 ranks</text:p>
          </table:table-cell>
          <table:table-cell/>
          <table:table-cell office:value-type="string" calcext:value-type="string">
            <text:p>10 ranks</text:p>
          </table:table-cell>
          <table:table-cell/>
          <table:table-cell office:value-type="string" calcext:value-type="string">
            <text:p>12 ranks</text:p>
          </table:table-cell>
          <table:table-cell/>
          <table:table-cell office:value-type="string" calcext:value-type="string">
            <text:p>14 rank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39498" calcext:value-type="float">
            <text:p>1.139498</text:p>
          </table:table-cell>
          <table:table-cell office:value-type="float" office:value="80" calcext:value-type="float">
            <text:p>80</text:p>
          </table:table-cell>
          <table:table-cell office:value-type="float" office:value="2.307934" calcext:value-type="float">
            <text:p>2.307934</text:p>
          </table:table-cell>
          <table:table-cell office:value-type="float" office:value="100" calcext:value-type="float">
            <text:p>100</text:p>
          </table:table-cell>
          <table:table-cell office:value-type="float" office:value="3.251033" calcext:value-type="float">
            <text:p>3.251033</text:p>
          </table:table-cell>
          <table:table-cell office:value-type="float" office:value="120" calcext:value-type="float">
            <text:p>120</text:p>
          </table:table-cell>
          <table:table-cell office:value-type="float" office:value="3.621083" calcext:value-type="float">
            <text:p>3.621083</text:p>
          </table:table-cell>
          <table:table-cell office:value-type="float" office:value="140" calcext:value-type="float">
            <text:p>140</text:p>
          </table:table-cell>
          <table:table-cell office:value-type="float" office:value="4.504207" calcext:value-type="float">
            <text:p>4.5042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204739" calcext:value-type="float">
            <text:p>4.204739</text:p>
          </table:table-cell>
          <table:table-cell office:value-type="float" office:value="160" calcext:value-type="float">
            <text:p>160</text:p>
          </table:table-cell>
          <table:table-cell office:value-type="float" office:value="8.501434" calcext:value-type="float">
            <text:p>8.501434</text:p>
          </table:table-cell>
          <table:table-cell office:value-type="float" office:value="200" calcext:value-type="float">
            <text:p>200</text:p>
          </table:table-cell>
          <table:table-cell office:value-type="float" office:value="10.610415" calcext:value-type="float">
            <text:p>10.610415</text:p>
          </table:table-cell>
          <table:table-cell office:value-type="float" office:value="240" calcext:value-type="float">
            <text:p>240</text:p>
          </table:table-cell>
          <table:table-cell office:value-type="float" office:value="12.897323" calcext:value-type="float">
            <text:p>12.897323</text:p>
          </table:table-cell>
          <table:table-cell office:value-type="float" office:value="280" calcext:value-type="float">
            <text:p>280</text:p>
          </table:table-cell>
          <table:table-cell office:value-type="float" office:value="15.712446" calcext:value-type="float">
            <text:p>15.7124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.283437" calcext:value-type="float">
            <text:p>9.283437</text:p>
          </table:table-cell>
          <table:table-cell office:value-type="float" office:value="240" calcext:value-type="float">
            <text:p>240</text:p>
          </table:table-cell>
          <table:table-cell office:value-type="float" office:value="18.580696" calcext:value-type="float">
            <text:p>18.580696</text:p>
          </table:table-cell>
          <table:table-cell office:value-type="float" office:value="300" calcext:value-type="float">
            <text:p>300</text:p>
          </table:table-cell>
          <table:table-cell office:value-type="float" office:value="23.209816" calcext:value-type="float">
            <text:p>23.209816</text:p>
          </table:table-cell>
          <table:table-cell office:value-type="float" office:value="360" calcext:value-type="float">
            <text:p>360</text:p>
          </table:table-cell>
          <table:table-cell office:value-type="float" office:value="27.843902" calcext:value-type="float">
            <text:p>27.843902</text:p>
          </table:table-cell>
          <table:table-cell office:value-type="float" office:value="420" calcext:value-type="float">
            <text:p>420</text:p>
          </table:table-cell>
          <table:table-cell office:value-type="float" office:value="33.715709" calcext:value-type="float">
            <text:p>33.71570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.228921" calcext:value-type="float">
            <text:p>16.228921</text:p>
          </table:table-cell>
          <table:table-cell office:value-type="float" office:value="320" calcext:value-type="float">
            <text:p>320</text:p>
          </table:table-cell>
          <table:table-cell office:value-type="float" office:value="32.842035" calcext:value-type="float">
            <text:p>32.842035</text:p>
          </table:table-cell>
          <table:table-cell office:value-type="float" office:value="400" calcext:value-type="float">
            <text:p>400</text:p>
          </table:table-cell>
          <table:table-cell office:value-type="float" office:value="40.785543" calcext:value-type="float">
            <text:p>40.785543</text:p>
          </table:table-cell>
          <table:table-cell office:value-type="float" office:value="480" calcext:value-type="float">
            <text:p>480</text:p>
          </table:table-cell>
          <table:table-cell office:value-type="float" office:value="50.436619" calcext:value-type="float">
            <text:p>50.436619</text:p>
          </table:table-cell>
          <table:table-cell office:value-type="float" office:value="560" calcext:value-type="float">
            <text:p>560</text:p>
          </table:table-cell>
          <table:table-cell office:value-type="float" office:value="58.215271" calcext:value-type="float">
            <text:p>58.2152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090466" calcext:value-type="float">
            <text:p>25.090466</text:p>
          </table:table-cell>
          <table:table-cell office:value-type="float" office:value="400" calcext:value-type="float">
            <text:p>400</text:p>
          </table:table-cell>
          <table:table-cell office:value-type="float" office:value="50.327292" calcext:value-type="float">
            <text:p>50.327292</text:p>
          </table:table-cell>
          <table:table-cell office:value-type="float" office:value="500" calcext:value-type="float">
            <text:p>500</text:p>
          </table:table-cell>
          <table:table-cell office:value-type="float" office:value="64.248791" calcext:value-type="float">
            <text:p>64.248791</text:p>
          </table:table-cell>
          <table:table-cell office:value-type="float" office:value="600" calcext:value-type="float">
            <text:p>600</text:p>
          </table:table-cell>
          <table:table-cell office:value-type="float" office:value="77.13724" calcext:value-type="float">
            <text:p>77.13724</text:p>
          </table:table-cell>
          <table:table-cell office:value-type="float" office:value="700" calcext:value-type="float">
            <text:p>700</text:p>
          </table:table-cell>
          <table:table-cell office:value-type="float" office:value="94.090392" calcext:value-type="float">
            <text:p>94.09039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5.912645" calcext:value-type="float">
            <text:p>35.912645</text:p>
          </table:table-cell>
          <table:table-cell office:value-type="float" office:value="480" calcext:value-type="float">
            <text:p>480</text:p>
          </table:table-cell>
          <table:table-cell office:value-type="float" office:value="74.462666" calcext:value-type="float">
            <text:p>74.462666</text:p>
          </table:table-cell>
          <table:table-cell office:value-type="float" office:value="600" calcext:value-type="float">
            <text:p>600</text:p>
          </table:table-cell>
          <table:table-cell office:value-type="float" office:value="93.05145" calcext:value-type="float">
            <text:p>93.05145</text:p>
          </table:table-cell>
          <table:table-cell office:value-type="float" office:value="720" calcext:value-type="float">
            <text:p>720</text:p>
          </table:table-cell>
          <table:table-cell office:value-type="float" office:value="116.759137" calcext:value-type="float">
            <text:p>116.759137</text:p>
          </table:table-cell>
          <table:table-cell office:value-type="float" office:value="840" calcext:value-type="float">
            <text:p>840</text:p>
          </table:table-cell>
          <table:table-cell office:value-type="float" office:value="134.273913" calcext:value-type="float">
            <text:p>134.2739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8.800568" calcext:value-type="float">
            <text:p>48.800568</text:p>
          </table:table-cell>
          <table:table-cell office:value-type="float" office:value="560" calcext:value-type="float">
            <text:p>560</text:p>
          </table:table-cell>
          <table:table-cell office:value-type="float" office:value="98.723778" calcext:value-type="float">
            <text:p>98.723778</text:p>
          </table:table-cell>
          <table:table-cell office:value-type="float" office:value="700" calcext:value-type="float">
            <text:p>700</text:p>
          </table:table-cell>
          <table:table-cell office:value-type="float" office:value="125.71352" calcext:value-type="float">
            <text:p>125.71352</text:p>
          </table:table-cell>
          <table:table-cell office:value-type="float" office:value="840" calcext:value-type="float">
            <text:p>840</text:p>
          </table:table-cell>
          <table:table-cell office:value-type="float" office:value="149.753814" calcext:value-type="float">
            <text:p>149.753814</text:p>
          </table:table-cell>
          <table:table-cell office:value-type="float" office:value="980" calcext:value-type="float">
            <text:p>980</text:p>
          </table:table-cell>
          <table:table-cell office:value-type="float" office:value="174.557343" calcext:value-type="float">
            <text:p>174.55734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3.76081" calcext:value-type="float">
            <text:p>63.76081</text:p>
          </table:table-cell>
          <table:table-cell office:value-type="float" office:value="640" calcext:value-type="float">
            <text:p>640</text:p>
          </table:table-cell>
          <table:table-cell office:value-type="float" office:value="130.568769" calcext:value-type="float">
            <text:p>130.568769</text:p>
          </table:table-cell>
          <table:table-cell office:value-type="float" office:value="800" calcext:value-type="float">
            <text:p>800</text:p>
          </table:table-cell>
          <table:table-cell office:value-type="float" office:value="167.638259" calcext:value-type="float">
            <text:p>167.638259</text:p>
          </table:table-cell>
          <table:table-cell office:value-type="float" office:value="960" calcext:value-type="float">
            <text:p>960</text:p>
          </table:table-cell>
          <table:table-cell office:value-type="float" office:value="196.894046" calcext:value-type="float">
            <text:p>196.894046</text:p>
          </table:table-cell>
          <table:table-cell office:value-type="float" office:value="1120" calcext:value-type="float">
            <text:p>1120</text:p>
          </table:table-cell>
          <table:table-cell office:value-type="float" office:value="227.887183" calcext:value-type="float">
            <text:p>227.88718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0.333138" calcext:value-type="float">
            <text:p>80.333138</text:p>
          </table:table-cell>
          <table:table-cell office:value-type="float" office:value="720" calcext:value-type="float">
            <text:p>720</text:p>
          </table:table-cell>
          <table:table-cell office:value-type="float" office:value="164.993392" calcext:value-type="float">
            <text:p>164.993392</text:p>
          </table:table-cell>
          <table:table-cell office:value-type="float" office:value="900" calcext:value-type="float">
            <text:p>900</text:p>
          </table:table-cell>
          <table:table-cell office:value-type="float" office:value="213.596393" calcext:value-type="float">
            <text:p>213.596393</text:p>
          </table:table-cell>
          <table:table-cell office:value-type="float" office:value="1080" calcext:value-type="float">
            <text:p>1080</text:p>
          </table:table-cell>
          <table:table-cell office:value-type="float" office:value="252.904566" calcext:value-type="float">
            <text:p>252.904566</text:p>
          </table:table-cell>
          <table:table-cell office:value-type="float" office:value="1260" calcext:value-type="float">
            <text:p>1260</text:p>
          </table:table-cell>
          <table:table-cell office:value-type="float" office:value="299.944674" calcext:value-type="float">
            <text:p>299.9446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9.436555" calcext:value-type="float">
            <text:p>99.436555</text:p>
          </table:table-cell>
          <table:table-cell office:value-type="float" office:value="800" calcext:value-type="float">
            <text:p>800</text:p>
          </table:table-cell>
          <table:table-cell office:value-type="float" office:value="201.93823" calcext:value-type="float">
            <text:p>201.93823</text:p>
          </table:table-cell>
          <table:table-cell office:value-type="float" office:value="1000" calcext:value-type="float">
            <text:p>1000</text:p>
          </table:table-cell>
          <table:table-cell office:value-type="float" office:value="253.199984" calcext:value-type="float">
            <text:p>253.199984</text:p>
          </table:table-cell>
          <table:table-cell office:value-type="float" office:value="1200" calcext:value-type="float">
            <text:p>1200</text:p>
          </table:table-cell>
          <table:table-cell office:value-type="float" office:value="312.83578" calcext:value-type="float">
            <text:p>312.83578</text:p>
          </table:table-cell>
          <table:table-cell office:value-type="float" office:value="1400" calcext:value-type="float">
            <text:p>1400</text:p>
          </table:table-cell>
          <table:table-cell office:value-type="float" office:value="354.545675" calcext:value-type="float">
            <text:p>354.54567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0.253238" calcext:value-type="float">
            <text:p>120.253238</text:p>
          </table:table-cell>
          <table:table-cell office:value-type="float" office:value="880" calcext:value-type="float">
            <text:p>880</text:p>
          </table:table-cell>
          <table:table-cell office:value-type="float" office:value="245.317463" calcext:value-type="float">
            <text:p>245.317463</text:p>
          </table:table-cell>
          <table:table-cell office:value-type="float" office:value="1100" calcext:value-type="float">
            <text:p>1100</text:p>
          </table:table-cell>
          <table:table-cell office:value-type="float" office:value="308.251648" calcext:value-type="float">
            <text:p>308.251648</text:p>
          </table:table-cell>
          <table:table-cell office:value-type="float" office:value="1320" calcext:value-type="float">
            <text:p>1320</text:p>
          </table:table-cell>
          <table:table-cell office:value-type="float" office:value="367.289857" calcext:value-type="float">
            <text:p>367.289857</text:p>
          </table:table-cell>
          <table:table-cell office:value-type="float" office:value="1540" calcext:value-type="float">
            <text:p>1540</text:p>
          </table:table-cell>
          <table:table-cell office:value-type="float" office:value="437.849169" calcext:value-type="float">
            <text:p>437.84916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6.383109" calcext:value-type="float">
            <text:p>146.383109</text:p>
          </table:table-cell>
          <table:table-cell office:value-type="float" office:value="960" calcext:value-type="float">
            <text:p>960</text:p>
          </table:table-cell>
          <table:table-cell office:value-type="float" office:value="297.209073" calcext:value-type="float">
            <text:p>297.209073</text:p>
          </table:table-cell>
          <table:table-cell office:value-type="float" office:value="1200" calcext:value-type="float">
            <text:p>1200</text:p>
          </table:table-cell>
          <table:table-cell office:value-type="float" office:value="366.712421" calcext:value-type="float">
            <text:p>366.712421</text:p>
          </table:table-cell>
          <table:table-cell office:value-type="float" office:value="1440" calcext:value-type="float">
            <text:p>1440</text:p>
          </table:table-cell>
          <table:table-cell office:value-type="float" office:value="446.583886" calcext:value-type="float">
            <text:p>446.583886</text:p>
          </table:table-cell>
          <table:table-cell office:value-type="float" office:value="1680" calcext:value-type="float">
            <text:p>1680</text:p>
          </table:table-cell>
          <table:table-cell office:value-type="float" office:value="513.811067" calcext:value-type="float">
            <text:p>513.81106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7.565143" calcext:value-type="float">
            <text:p>167.565143</text:p>
          </table:table-cell>
          <table:table-cell office:value-type="float" office:value="1040" calcext:value-type="float">
            <text:p>1040</text:p>
          </table:table-cell>
          <table:table-cell office:value-type="float" office:value="347.297291" calcext:value-type="float">
            <text:p>347.297291</text:p>
          </table:table-cell>
          <table:table-cell office:value-type="float" office:value="1300" calcext:value-type="float">
            <text:p>1300</text:p>
          </table:table-cell>
          <table:table-cell office:value-type="float" office:value="434.215585" calcext:value-type="float">
            <text:p>434.215585</text:p>
          </table:table-cell>
          <table:table-cell office:value-type="float" office:value="1560" calcext:value-type="float">
            <text:p>1560</text:p>
          </table:table-cell>
          <table:table-cell office:value-type="float" office:value="511.206562" calcext:value-type="float">
            <text:p>511.206562</text:p>
          </table:table-cell>
          <table:table-cell office:value-type="float" office:value="1820" calcext:value-type="float">
            <text:p>1820</text:p>
          </table:table-cell>
          <table:table-cell office:value-type="float" office:value="611.539966" calcext:value-type="float">
            <text:p>611.53996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96.814658" calcext:value-type="float">
            <text:p>196.814658</text:p>
          </table:table-cell>
          <table:table-cell office:value-type="float" office:value="1120" calcext:value-type="float">
            <text:p>1120</text:p>
          </table:table-cell>
          <table:table-cell office:value-type="float" office:value="392.826713" calcext:value-type="float">
            <text:p>392.826713</text:p>
          </table:table-cell>
          <table:table-cell office:value-type="float" office:value="1400" calcext:value-type="float">
            <text:p>1400</text:p>
          </table:table-cell>
          <table:table-cell office:value-type="float" office:value="492.740697" calcext:value-type="float">
            <text:p>492.740697</text:p>
          </table:table-cell>
          <table:table-cell office:value-type="float" office:value="1680" calcext:value-type="float">
            <text:p>1680</text:p>
          </table:table-cell>
          <table:table-cell office:value-type="float" office:value="592.799398" calcext:value-type="float">
            <text:p>592.799398</text:p>
          </table:table-cell>
          <table:table-cell office:value-type="float" office:value="1960" calcext:value-type="float">
            <text:p>1960</text:p>
          </table:table-cell>
          <table:table-cell office:value-type="float" office:value="699.032314" calcext:value-type="float">
            <text:p>699.03231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4.087855" calcext:value-type="float">
            <text:p>224.087855</text:p>
          </table:table-cell>
          <table:table-cell office:value-type="float" office:value="1200" calcext:value-type="float">
            <text:p>1200</text:p>
          </table:table-cell>
          <table:table-cell office:value-type="float" office:value="452.817599" calcext:value-type="float">
            <text:p>452.817599</text:p>
          </table:table-cell>
          <table:table-cell office:value-type="float" office:value="1500" calcext:value-type="float">
            <text:p>1500</text:p>
          </table:table-cell>
          <table:table-cell office:value-type="float" office:value="595.961375" calcext:value-type="float">
            <text:p>595.961375</text:p>
          </table:table-cell>
          <table:table-cell office:value-type="float" office:value="1800" calcext:value-type="float">
            <text:p>1800</text:p>
          </table:table-cell>
          <table:table-cell office:value-type="float" office:value="678.522714" calcext:value-type="float">
            <text:p>678.522714</text:p>
          </table:table-cell>
          <table:table-cell office:value-type="float" office:value="2100" calcext:value-type="float">
            <text:p>2100</text:p>
          </table:table-cell>
          <table:table-cell office:value-type="float" office:value="837.172842" calcext:value-type="float">
            <text:p>837.17284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52.786639" calcext:value-type="float">
            <text:p>252.786639</text:p>
          </table:table-cell>
          <table:table-cell office:value-type="float" office:value="1280" calcext:value-type="float">
            <text:p>1280</text:p>
          </table:table-cell>
          <table:table-cell office:value-type="float" office:value="517.331767" calcext:value-type="float">
            <text:p>517.331767</text:p>
          </table:table-cell>
          <table:table-cell office:value-type="float" office:value="1600" calcext:value-type="float">
            <text:p>1600</text:p>
          </table:table-cell>
          <table:table-cell office:value-type="float" office:value="647.119523" calcext:value-type="float">
            <text:p>647.119523</text:p>
          </table:table-cell>
          <table:table-cell office:value-type="float" office:value="1920" calcext:value-type="float">
            <text:p>1920</text:p>
          </table:table-cell>
          <table:table-cell office:value-type="float" office:value="777.706079" calcext:value-type="float">
            <text:p>777.706079</text:p>
          </table:table-cell>
          <table:table-cell office:value-type="float" office:value="2240" calcext:value-type="float">
            <text:p>2240</text:p>
          </table:table-cell>
          <table:table-cell office:value-type="float" office:value="918.129226" calcext:value-type="float">
            <text:p>918.12922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85.76718" calcext:value-type="float">
            <text:p>285.76718</text:p>
          </table:table-cell>
          <table:table-cell office:value-type="float" office:value="1360" calcext:value-type="float">
            <text:p>1360</text:p>
          </table:table-cell>
          <table:table-cell office:value-type="float" office:value="585.216148" calcext:value-type="float">
            <text:p>585.216148</text:p>
          </table:table-cell>
          <table:table-cell office:value-type="float" office:value="1700" calcext:value-type="float">
            <text:p>1700</text:p>
          </table:table-cell>
          <table:table-cell office:value-type="float" office:value="760.304156" calcext:value-type="float">
            <text:p>760.304156</text:p>
          </table:table-cell>
          <table:table-cell office:value-type="float" office:value="2040" calcext:value-type="float">
            <text:p>2040</text:p>
          </table:table-cell>
          <table:table-cell office:value-type="float" office:value="872.842078" calcext:value-type="float">
            <text:p>872.842078</text:p>
          </table:table-cell>
          <table:table-cell office:value-type="float" office:value="2380" calcext:value-type="float">
            <text:p>2380</text:p>
          </table:table-cell>
          <table:table-cell office:value-type="float" office:value="1033.505803" calcext:value-type="float">
            <text:p>1033.50580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20.062298" calcext:value-type="float">
            <text:p>320.062298</text:p>
          </table:table-cell>
          <table:table-cell office:value-type="float" office:value="1440" calcext:value-type="float">
            <text:p>1440</text:p>
          </table:table-cell>
          <table:table-cell office:value-type="float" office:value="648.959591" calcext:value-type="float">
            <text:p>648.959591</text:p>
          </table:table-cell>
          <table:table-cell office:value-type="float" office:value="1800" calcext:value-type="float">
            <text:p>1800</text:p>
          </table:table-cell>
          <table:table-cell office:value-type="float" office:value="830.156632" calcext:value-type="float">
            <text:p>830.156632</text:p>
          </table:table-cell>
          <table:table-cell office:value-type="float" office:value="2160" calcext:value-type="float">
            <text:p>2160</text:p>
          </table:table-cell>
          <table:table-cell office:value-type="float" office:value="980.06248" calcext:value-type="float">
            <text:p>980.06248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56.120808" calcext:value-type="float">
            <text:p>356.120808</text:p>
          </table:table-cell>
          <table:table-cell office:value-type="float" office:value="1520" calcext:value-type="float">
            <text:p>1520</text:p>
          </table:table-cell>
          <table:table-cell office:value-type="float" office:value="720.573955" calcext:value-type="float">
            <text:p>720.573955</text:p>
          </table:table-cell>
          <table:table-cell office:value-type="float" office:value="1900" calcext:value-type="float">
            <text:p>1900</text:p>
          </table:table-cell>
          <table:table-cell office:value-type="float" office:value="903.870541" calcext:value-type="float">
            <text:p>903.870541</text:p>
          </table:table-cell>
          <table:table-cell office:value-type="float" office:value="2280" calcext:value-type="float">
            <text:p>2280</text:p>
          </table:table-cell>
          <table:table-cell office:value-type="float" office:value="1089.513431" calcext:value-type="float">
            <text:p>1089.513431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96.593399" calcext:value-type="float">
            <text:p>396.593399</text:p>
          </table:table-cell>
          <table:table-cell office:value-type="float" office:value="1600" calcext:value-type="float">
            <text:p>1600</text:p>
          </table:table-cell>
          <table:table-cell office:value-type="float" office:value="805.098063" calcext:value-type="float">
            <text:p>805.098063</text:p>
          </table:table-cell>
          <table:table-cell office:value-type="float" office:value="2000" calcext:value-type="float">
            <text:p>2000</text:p>
          </table:table-cell>
          <table:table-cell office:value-type="float" office:value="1026.910298" calcext:value-type="float">
            <text:p>1026.910298</text:p>
          </table:table-cell>
          <table:table-cell office:value-type="float" office:value="2400" calcext:value-type="float">
            <text:p>2400</text:p>
          </table:table-cell>
          <table:table-cell office:value-type="float" office:value="1214.555556" calcext:value-type="float">
            <text:p>1214.555556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43.551936" calcext:value-type="float">
            <text:p>443.551936</text:p>
          </table:table-cell>
          <table:table-cell office:value-type="float" office:value="1680" calcext:value-type="float">
            <text:p>1680</text:p>
          </table:table-cell>
          <table:table-cell office:value-type="float" office:value="890.89676" calcext:value-type="float">
            <text:p>890.89676</text:p>
          </table:table-cell>
          <table:table-cell office:value-type="float" office:value="2100" calcext:value-type="float">
            <text:p>2100</text:p>
          </table:table-cell>
          <table:table-cell office:value-type="float" office:value="1108.766837" calcext:value-type="float">
            <text:p>1108.766837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83.979542" calcext:value-type="float">
            <text:p>483.979542</text:p>
          </table:table-cell>
          <table:table-cell office:value-type="float" office:value="1760" calcext:value-type="float">
            <text:p>1760</text:p>
          </table:table-cell>
          <table:table-cell office:value-type="float" office:value="968.168545" calcext:value-type="float">
            <text:p>968.168545</text:p>
          </table:table-cell>
          <table:table-cell office:value-type="float" office:value="2200" calcext:value-type="float">
            <text:p>2200</text:p>
          </table:table-cell>
          <table:table-cell office:value-type="float" office:value="1287.46261" calcext:value-type="float">
            <text:p>1287.46261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25.051577" calcext:value-type="float">
            <text:p>525.051577</text:p>
          </table:table-cell>
          <table:table-cell office:value-type="float" office:value="1840" calcext:value-type="float">
            <text:p>1840</text:p>
          </table:table-cell>
          <table:table-cell office:value-type="float" office:value="1080.844145" calcext:value-type="float">
            <text:p>1080.844145</text:p>
          </table:table-cell>
          <table:table-cell office:value-type="float" office:value="2300" calcext:value-type="float">
            <text:p>2300</text:p>
          </table:table-cell>
          <table:table-cell office:value-type="float" office:value="1326.628801" calcext:value-type="float">
            <text:p>1326.628801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68.190955" calcext:value-type="float">
            <text:p>568.190955</text:p>
          </table:table-cell>
          <table:table-cell office:value-type="float" office:value="1920" calcext:value-type="float">
            <text:p>1920</text:p>
          </table:table-cell>
          <table:table-cell office:value-type="float" office:value="1165.025582" calcext:value-type="float">
            <text:p>1165.025582</text:p>
          </table:table-cell>
          <table:table-cell office:value-type="float" office:value="2400" calcext:value-type="float">
            <text:p>2400</text:p>
          </table:table-cell>
          <table:table-cell office:value-type="float" office:value="1435.61811" calcext:value-type="float">
            <text:p>1435.61811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7.151279" calcext:value-type="float">
            <text:p>617.151279</text:p>
          </table:table-cell>
          <table:table-cell office:value-type="float" office:value="2000" calcext:value-type="float">
            <text:p>2000</text:p>
          </table:table-cell>
          <table:table-cell office:value-type="float" office:value="1244.255395" calcext:value-type="float">
            <text:p>1244.255395</text:p>
          </table:table-cell>
          <table:table-cell table:number-columns-repeated="6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68.451911" calcext:value-type="float">
            <text:p>668.451911</text:p>
          </table:table-cell>
          <table:table-cell office:value-type="float" office:value="2080" calcext:value-type="float">
            <text:p>2080</text:p>
          </table:table-cell>
          <table:table-cell office:value-type="float" office:value="1424.400811" calcext:value-type="float">
            <text:p>1424.400811</text:p>
          </table:table-cell>
          <table:table-cell table:number-columns-repeated="6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736.059514" calcext:value-type="float">
            <text:p>736.059514</text:p>
          </table:table-cell>
          <table:table-cell office:value-type="float" office:value="2160" calcext:value-type="float">
            <text:p>2160</text:p>
          </table:table-cell>
          <table:table-cell office:value-type="float" office:value="1494.961096" calcext:value-type="float">
            <text:p>1494.961096</text:p>
          </table:table-cell>
          <table:table-cell table:number-columns-repeated="6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790.332907" calcext:value-type="float">
            <text:p>790.332907</text:p>
          </table:table-cell>
          <table:table-cell table:number-columns-repeated="8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832.881163" calcext:value-type="float">
            <text:p>832.881163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93.835325" calcext:value-type="float">
            <text:p>893.835325</text:p>
          </table:table-cell>
          <table:table-cell table:number-columns-repeated="8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947.250103" calcext:value-type="float">
            <text:p>947.250103</text:p>
          </table:table-cell>
          <table:table-cell table:number-columns-repeated="8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09.448113" calcext:value-type="float">
            <text:p>1009.448113</text:p>
          </table:table-cell>
          <table:table-cell table:number-columns-repeated="8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104.214276" calcext:value-type="float">
            <text:p>1104.214276</text:p>
          </table:table-cell>
          <table:table-cell table:number-columns-repeated="8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137.384958" calcext:value-type="float">
            <text:p>1137.384958</text:p>
          </table:table-cell>
          <table:table-cell table:number-columns-repeated="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06.306841" calcext:value-type="float">
            <text:p>1206.30684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301.819061" calcext:value-type="float">
            <text:p>1301.819061</text:p>
          </table:table-cell>
          <table:table-cell table:number-columns-repeated="8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350.931597" calcext:value-type="float">
            <text:p>1350.931597</text:p>
          </table:table-cell>
          <table:table-cell table:number-columns-repeated="8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450.179415" calcext:value-type="float">
            <text:p>1450.179415</text:p>
          </table:table-cell>
          <table:table-cell table:number-columns-repeated="8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543.325303" calcext:value-type="float">
            <text:p>1543.325303</text:p>
          </table:table-cell>
          <table:table-cell table:number-columns-repeated="8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96.216212" calcext:value-type="float">
            <text:p>1596.216212</text:p>
          </table:table-cell>
          <table:table-cell table:number-columns-repeated="8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655.329899" calcext:value-type="float">
            <text:p>1655.329899</text:p>
          </table:table-cell>
          <table:table-cell table:number-columns-repeated="8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737.12012" calcext:value-type="float">
            <text:p>1737.12012</text:p>
          </table:table-cell>
          <table:table-cell table:number-columns-repeated="8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854.249883" calcext:value-type="float">
            <text:p>1854.249883</text:p>
          </table:table-cell>
          <table:table-cell table:number-columns-repeated="8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903.187634" calcext:value-type="float">
            <text:p>1903.187634</text:p>
          </table:table-cell>
          <table:table-cell table:number-columns-repeated="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991.303636" calcext:value-type="float">
            <text:p>1991.303636</text:p>
          </table:table-cell>
          <table:table-cell table:number-columns-repeated="8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118.968533" calcext:value-type="float">
            <text:p>2118.968533</text:p>
          </table:table-cell>
          <table:table-cell table:number-columns-repeated="8"/>
        </table:table-row>
        <table:table-row table:style-name="ro1" table:number-rows-repeated="14">
          <table:table-cell table:number-columns-repeated="10"/>
        </table:table-row>
        <table:table-row table:style-name="ro1">
          <table:table-cell/>
          <table:table-cell office:value-type="string" calcext:value-type="string">
            <text:p>4 ranks</text:p>
          </table:table-cell>
          <table:table-cell office:value-type="string" calcext:value-type="string">
            <text:p>8 ranks</text:p>
          </table:table-cell>
          <table:table-cell office:value-type="string" calcext:value-type="string">
            <text:p>speedup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204739" calcext:value-type="float">
            <text:p>4.204739</text:p>
          </table:table-cell>
          <table:table-cell office:value-type="float" office:value="2.307934" calcext:value-type="float">
            <text:p>2.307934</text:p>
          </table:table-cell>
          <table:table-cell table:formula="of:=[.B64]/[.C64]" office:value-type="float" office:value="1.82186275690726" calcext:value-type="float">
            <text:p>1.82186275690726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.228921" calcext:value-type="float">
            <text:p>16.228921</text:p>
          </table:table-cell>
          <table:table-cell office:value-type="float" office:value="8.501434" calcext:value-type="float">
            <text:p>8.501434</text:p>
          </table:table-cell>
          <table:table-cell table:formula="of:=[.B65]/[.C65]" office:value-type="float" office:value="1.90896277028087" calcext:value-type="float">
            <text:p>1.90896277028087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3.76081" calcext:value-type="float">
            <text:p>63.76081</text:p>
          </table:table-cell>
          <table:table-cell office:value-type="float" office:value="32.842035" calcext:value-type="float">
            <text:p>32.842035</text:p>
          </table:table-cell>
          <table:table-cell table:formula="of:=[.B66]/[.C66]" office:value-type="float" office:value="1.94143907343135" calcext:value-type="float">
            <text:p>1.94143907343135</text:p>
          </table:table-cell>
          <table:table-cell table:number-columns-repeated="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6.383109" calcext:value-type="float">
            <text:p>146.383109</text:p>
          </table:table-cell>
          <table:table-cell office:value-type="float" office:value="74.462666" calcext:value-type="float">
            <text:p>74.462666</text:p>
          </table:table-cell>
          <table:table-cell table:formula="of:=[.B67]/[.C67]" office:value-type="float" office:value="1.96585909239403" calcext:value-type="float">
            <text:p>1.96585909239403</text:p>
          </table:table-cell>
          <table:table-cell table:number-columns-repeated="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96.814658" calcext:value-type="float">
            <text:p>196.814658</text:p>
          </table:table-cell>
          <table:table-cell office:value-type="float" office:value="98.723778" calcext:value-type="float">
            <text:p>98.723778</text:p>
          </table:table-cell>
          <table:table-cell table:formula="of:=[.B68]/[.C68]" office:value-type="float" office:value="1.99358920401122" calcext:value-type="float">
            <text:p>1.99358920401122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20.062298" calcext:value-type="float">
            <text:p>320.062298</text:p>
          </table:table-cell>
          <table:table-cell office:value-type="float" office:value="164.993392" calcext:value-type="float">
            <text:p>164.993392</text:p>
          </table:table-cell>
          <table:table-cell table:formula="of:=[.B69]/[.C69]" office:value-type="float" office:value="1.93984919105124" calcext:value-type="float">
            <text:p>1.93984919105124</text:p>
          </table:table-cell>
          <table:table-cell table:number-columns-repeated="6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83.979542" calcext:value-type="float">
            <text:p>483.979542</text:p>
          </table:table-cell>
          <table:table-cell office:value-type="float" office:value="245.317463" calcext:value-type="float">
            <text:p>245.317463</text:p>
          </table:table-cell>
          <table:table-cell table:formula="of:=[.B70]/[.C70]" office:value-type="float" office:value="1.97287032109899" calcext:value-type="float">
            <text:p>1.97287032109899</text:p>
          </table:table-cell>
          <table:table-cell table:number-columns-repeated="6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68.451911" calcext:value-type="float">
            <text:p>668.451911</text:p>
          </table:table-cell>
          <table:table-cell office:value-type="float" office:value="347.297291" calcext:value-type="float">
            <text:p>347.297291</text:p>
          </table:table-cell>
          <table:table-cell table:formula="of:=[.B71]/[.C71]" office:value-type="float" office:value="1.92472538174794" calcext:value-type="float">
            <text:p>1.92472538174794</text:p>
          </table:table-cell>
          <table:table-cell table:number-columns-repeated="6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790.332907" calcext:value-type="float">
            <text:p>790.332907</text:p>
          </table:table-cell>
          <table:table-cell office:value-type="float" office:value="392.826713" calcext:value-type="float">
            <text:p>392.826713</text:p>
          </table:table-cell>
          <table:table-cell table:formula="of:=[.B72]/[.C72]" office:value-type="float" office:value="2.01191232888482" calcext:value-type="float">
            <text:p>2.01191232888482</text:p>
          </table:table-cell>
          <table:table-cell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93.835325" calcext:value-type="float">
            <text:p>893.835325</text:p>
          </table:table-cell>
          <table:table-cell office:value-type="float" office:value="452.817599" calcext:value-type="float">
            <text:p>452.817599</text:p>
          </table:table-cell>
          <table:table-cell table:formula="of:=[.B73]/[.C73]" office:value-type="float" office:value="1.97394122263344" calcext:value-type="float">
            <text:p>1.97394122263344</text:p>
          </table:table-cell>
          <table:table-cell table:number-columns-repeated="6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09.448113" calcext:value-type="float">
            <text:p>1009.448113</text:p>
          </table:table-cell>
          <table:table-cell office:value-type="float" office:value="517.331767" calcext:value-type="float">
            <text:p>517.331767</text:p>
          </table:table-cell>
          <table:table-cell table:formula="of:=[.B74]/[.C74]" office:value-type="float" office:value="1.95125870358547" calcext:value-type="float">
            <text:p>1.95125870358547</text:p>
          </table:table-cell>
          <table:table-cell table:number-columns-repeated="6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137.384958" calcext:value-type="float">
            <text:p>1137.384958</text:p>
          </table:table-cell>
          <table:table-cell office:value-type="float" office:value="585.216148" calcext:value-type="float">
            <text:p>585.216148</text:p>
          </table:table-cell>
          <table:table-cell table:formula="of:=[.B75]/[.C75]" office:value-type="float" office:value="1.94352968879458" calcext:value-type="float">
            <text:p>1.94352968879458</text:p>
          </table:table-cell>
          <table:table-cell table:number-columns-repeated="6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301.819061" calcext:value-type="float">
            <text:p>1301.819061</text:p>
          </table:table-cell>
          <table:table-cell office:value-type="float" office:value="648.959591" calcext:value-type="float">
            <text:p>648.959591</text:p>
          </table:table-cell>
          <table:table-cell table:formula="of:=[.B76]/[.C76]" office:value-type="float" office:value="2.00600943271983" calcext:value-type="float">
            <text:p>2.0060094327198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peedup 8v10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233949245" calcext:value-type="float">
            <text:p>1.233949245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204607058" calcext:value-type="float">
            <text:p>1.204607058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.697774694" calcext:value-type="float">
            <text:p>1.697774694</text:p>
          </table:table-cell>
          <table:table-cell table:number-columns-repeated="8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.244125752" calcext:value-type="float">
            <text:p>1.244125752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211649545" calcext:value-type="float">
            <text:p>1.21164954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peedup 10v12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206310337" calcext:value-type="float">
            <text:p>1.206310337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.172220201" calcext:value-type="float">
            <text:p>1.172220201</text:p>
          </table:table-cell>
          <table:table-cell table:number-columns-repeated="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.223476554" calcext:value-type="float">
            <text:p>1.223476554</text:p>
          </table:table-cell>
          <table:table-cell table:number-columns-repeated="8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.182985075" calcext:value-type="float">
            <text:p>1.18298507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peedup 4v14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105854302" calcext:value-type="float">
            <text:p>3.105854302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.38080807" calcext:value-type="float">
            <text:p>3.38080807</text:p>
          </table:table-cell>
          <table:table-cell table:number-columns-repeated="8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.303336635" calcext:value-type="float">
            <text:p>3.303336635</text:p>
          </table:table-cell>
          <table:table-cell table:number-columns-repeated="8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.468088449" calcext:value-type="float">
            <text:p>3.468088449</text:p>
          </table:table-cell>
          <table:table-cell table:number-columns-repeated="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.402401795" calcext:value-type="float">
            <text:p>3.402401795</text:p>
          </table:table-cell>
          <table:table-cell table:number-columns-repeated="8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.380853842" calcext:value-type="float">
            <text:p>3.38085384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AT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0:50:39.048021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3:42:36.632091570</meta:creation-date>
    <dc:date>2019-11-20T11:33:35.961712422</dc:date>
    <meta:editing-duration>PT53M49S</meta:editing-duration>
    <meta:editing-cycles>14</meta:editing-cycles>
    <meta:generator>LibreOffice/6.0.7.3$Linux_X86_64 LibreOffice_project/00m0$Build-3</meta:generator>
    <meta:document-statistic meta:table-count="1" meta:cell-count="36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8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56cm" svg:height="11.289cm" xlink:href=".." xlink:type="simple" chart:class="chart:scatter" chart:style-name="ch1">
        <chart:title svg:x="9.125cm" svg:y="0.361cm" chart:style-name="ch2">
          <text:p>Runtime</text:p>
        </chart:title>
        <chart:legend chart:legend-position="end" svg:x="17.389cm" svg:y="4.349cm" style:legend-expansion="high" chart:style-name="ch3"/>
        <chart:plot-area chart:style-name="ch4" table:cell-range-address="Sheet1.A3:Sheet1.B48 Sheet1.B1:Sheet1.B1 Sheet1.D1:Sheet1.D1 Sheet1.D3:Sheet1.D29 Sheet1.F1:Sheet1.F1 Sheet1.F3:Sheet1.F26 Sheet1.H1:Sheet1.H1 Sheet1.H3:Sheet1.H22 Sheet1.J1:Sheet1.J1 Sheet1.J3:Sheet1.J21" chart:data-source-has-labels="row" svg:x="1.412cm" svg:y="1.365cm" svg:width="15.576cm" svg:height="8.718cm">
          <chartooo:coordinate-region svg:x="2.404cm" svg:y="1.564cm" svg:width="14.212cm" svg:height="7.872cm"/>
          <chart:axis chart:dimension="x" chart:name="primary-x" chart:style-name="ch5">
            <chart:title svg:x="8.402cm" svg:y="10.308cm" chart:style-name="ch6">
              <text:p># particles</text:p>
            </chart:title>
            <chart:grid chart:style-name="ch7" chart:class="major"/>
          </chart:axis>
          <chart:axis chart:dimension="y" chart:name="primary-y" chart:style-name="ch8">
            <chart:title svg:x="0.451cm" svg:y="6.482cm" chart:style-name="ch9">
              <text:p>time (in s)</text:p>
            </chart:title>
            <chart:grid chart:style-name="ch7" chart:class="major"/>
          </chart:axis>
          <chart:series chart:style-name="ch10" chart:values-cell-range-address="Sheet1.B3:Sheet1.B48" chart:label-cell-address="Sheet1.B1:Sheet1.B1" chart:class="chart:scatter">
            <chart:domain table:cell-range-address="Sheet1.A3:Sheet1.A48"/>
            <chart:data-point chart:repeated="46"/>
          </chart:series>
          <chart:series chart:style-name="ch11" chart:values-cell-range-address="Sheet1.D3:Sheet1.D29" chart:label-cell-address="Sheet1.D1:Sheet1.D1" chart:class="chart:scatter">
            <chart:domain table:cell-range-address="Sheet1.C3:Sheet1.C29"/>
            <chart:data-point chart:repeated="27"/>
          </chart:series>
          <chart:series chart:style-name="ch12" chart:values-cell-range-address="Sheet1.F3:Sheet1.F26" chart:label-cell-address="Sheet1.F1:Sheet1.F1" chart:class="chart:scatter">
            <chart:domain table:cell-range-address="Sheet1.E3:Sheet1.E26"/>
            <chart:data-point chart:repeated="24"/>
          </chart:series>
          <chart:series chart:style-name="ch13" chart:values-cell-range-address="Sheet1.H3:Sheet1.H22" chart:label-cell-address="Sheet1.H1:Sheet1.H1" chart:class="chart:scatter">
            <chart:domain table:cell-range-address="Sheet1.G3:Sheet1.G22"/>
            <chart:data-point chart:repeated="20"/>
          </chart:series>
          <chart:series chart:style-name="ch14" chart:values-cell-range-address="Sheet1.J3:Sheet1.J21" chart:label-cell-address="Sheet1.J1:Sheet1.J1" chart:class="chart:scatter">
            <chart:domain table:cell-range-address="Sheet1.I3:Sheet1.I21"/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 ranks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8 ranks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0 ranks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2 ranks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14 ranks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A3:Sheet1.A48</svg:desc>
                </draw:g>
              </table:table-cell>
              <table:table-cell office:value-type="float" office:value="1.139498">
                <text:p>1.139498</text:p>
                <draw:g>
                  <svg:desc>Sheet1.B3:Sheet1.B48</svg:desc>
                </draw:g>
              </table:table-cell>
              <table:table-cell office:value-type="float" office:value="80">
                <text:p>80</text:p>
                <draw:g>
                  <svg:desc>Sheet1.C3:Sheet1.C29</svg:desc>
                </draw:g>
              </table:table-cell>
              <table:table-cell office:value-type="float" office:value="2.307934">
                <text:p>2.307934</text:p>
                <draw:g>
                  <svg:desc>Sheet1.D3:Sheet1.D29</svg:desc>
                </draw:g>
              </table:table-cell>
              <table:table-cell office:value-type="float" office:value="100">
                <text:p>100</text:p>
                <draw:g>
                  <svg:desc>Sheet1.E3:Sheet1.E26</svg:desc>
                </draw:g>
              </table:table-cell>
              <table:table-cell office:value-type="float" office:value="3.251033">
                <text:p>3.251033</text:p>
                <draw:g>
                  <svg:desc>Sheet1.F3:Sheet1.F26</svg:desc>
                </draw:g>
              </table:table-cell>
              <table:table-cell office:value-type="float" office:value="120">
                <text:p>120</text:p>
                <draw:g>
                  <svg:desc>Sheet1.G3:Sheet1.G22</svg:desc>
                </draw:g>
              </table:table-cell>
              <table:table-cell office:value-type="float" office:value="3.621083">
                <text:p>3.621083</text:p>
                <draw:g>
                  <svg:desc>Sheet1.H3:Sheet1.H22</svg:desc>
                </draw:g>
              </table:table-cell>
              <table:table-cell office:value-type="float" office:value="140">
                <text:p>140</text:p>
                <draw:g>
                  <svg:desc>Sheet1.I3:Sheet1.I21</svg:desc>
                </draw:g>
              </table:table-cell>
              <table:table-cell office:value-type="float" office:value="4.504207">
                <text:p>4.504207</text:p>
                <draw:g>
                  <svg:desc>Sheet1.J3:Sheet1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4.204739">
                <text:p>4.204739</text:p>
              </table:table-cell>
              <table:table-cell office:value-type="float" office:value="160">
                <text:p>160</text:p>
              </table:table-cell>
              <table:table-cell office:value-type="float" office:value="8.501434">
                <text:p>8.501434</text:p>
              </table:table-cell>
              <table:table-cell office:value-type="float" office:value="200">
                <text:p>200</text:p>
              </table:table-cell>
              <table:table-cell office:value-type="float" office:value="10.610415">
                <text:p>10.610415</text:p>
              </table:table-cell>
              <table:table-cell office:value-type="float" office:value="240">
                <text:p>240</text:p>
              </table:table-cell>
              <table:table-cell office:value-type="float" office:value="12.897323">
                <text:p>12.897323</text:p>
              </table:table-cell>
              <table:table-cell office:value-type="float" office:value="280">
                <text:p>280</text:p>
              </table:table-cell>
              <table:table-cell office:value-type="float" office:value="15.712446">
                <text:p>15.712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9.283437">
                <text:p>9.283437</text:p>
              </table:table-cell>
              <table:table-cell office:value-type="float" office:value="240">
                <text:p>240</text:p>
              </table:table-cell>
              <table:table-cell office:value-type="float" office:value="18.580696">
                <text:p>18.580696</text:p>
              </table:table-cell>
              <table:table-cell office:value-type="float" office:value="300">
                <text:p>300</text:p>
              </table:table-cell>
              <table:table-cell office:value-type="float" office:value="23.209816">
                <text:p>23.209816</text:p>
              </table:table-cell>
              <table:table-cell office:value-type="float" office:value="360">
                <text:p>360</text:p>
              </table:table-cell>
              <table:table-cell office:value-type="float" office:value="27.843902">
                <text:p>27.843902</text:p>
              </table:table-cell>
              <table:table-cell office:value-type="float" office:value="420">
                <text:p>420</text:p>
              </table:table-cell>
              <table:table-cell office:value-type="float" office:value="33.715709">
                <text:p>33.715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16.228921">
                <text:p>16.228921</text:p>
              </table:table-cell>
              <table:table-cell office:value-type="float" office:value="320">
                <text:p>320</text:p>
              </table:table-cell>
              <table:table-cell office:value-type="float" office:value="32.842035">
                <text:p>32.842035</text:p>
              </table:table-cell>
              <table:table-cell office:value-type="float" office:value="400">
                <text:p>400</text:p>
              </table:table-cell>
              <table:table-cell office:value-type="float" office:value="40.785543">
                <text:p>40.785543</text:p>
              </table:table-cell>
              <table:table-cell office:value-type="float" office:value="480">
                <text:p>480</text:p>
              </table:table-cell>
              <table:table-cell office:value-type="float" office:value="50.436619">
                <text:p>50.436619</text:p>
              </table:table-cell>
              <table:table-cell office:value-type="float" office:value="560">
                <text:p>560</text:p>
              </table:table-cell>
              <table:table-cell office:value-type="float" office:value="58.215271">
                <text:p>58.215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5.090466">
                <text:p>25.090466</text:p>
              </table:table-cell>
              <table:table-cell office:value-type="float" office:value="400">
                <text:p>400</text:p>
              </table:table-cell>
              <table:table-cell office:value-type="float" office:value="50.327292">
                <text:p>50.327292</text:p>
              </table:table-cell>
              <table:table-cell office:value-type="float" office:value="500">
                <text:p>500</text:p>
              </table:table-cell>
              <table:table-cell office:value-type="float" office:value="64.248791">
                <text:p>64.248791</text:p>
              </table:table-cell>
              <table:table-cell office:value-type="float" office:value="600">
                <text:p>600</text:p>
              </table:table-cell>
              <table:table-cell office:value-type="float" office:value="77.13724">
                <text:p>77.13724</text:p>
              </table:table-cell>
              <table:table-cell office:value-type="float" office:value="700">
                <text:p>700</text:p>
              </table:table-cell>
              <table:table-cell office:value-type="float" office:value="94.090392">
                <text:p>94.090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35.912645">
                <text:p>35.912645</text:p>
              </table:table-cell>
              <table:table-cell office:value-type="float" office:value="480">
                <text:p>480</text:p>
              </table:table-cell>
              <table:table-cell office:value-type="float" office:value="74.462666">
                <text:p>74.462666</text:p>
              </table:table-cell>
              <table:table-cell office:value-type="float" office:value="600">
                <text:p>600</text:p>
              </table:table-cell>
              <table:table-cell office:value-type="float" office:value="93.05145">
                <text:p>93.05145</text:p>
              </table:table-cell>
              <table:table-cell office:value-type="float" office:value="720">
                <text:p>720</text:p>
              </table:table-cell>
              <table:table-cell office:value-type="float" office:value="116.759137">
                <text:p>116.759137</text:p>
              </table:table-cell>
              <table:table-cell office:value-type="float" office:value="840">
                <text:p>840</text:p>
              </table:table-cell>
              <table:table-cell office:value-type="float" office:value="134.273913">
                <text:p>134.273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">
                <text:p>280</text:p>
              </table:table-cell>
              <table:table-cell office:value-type="float" office:value="48.800568">
                <text:p>48.800568</text:p>
              </table:table-cell>
              <table:table-cell office:value-type="float" office:value="560">
                <text:p>560</text:p>
              </table:table-cell>
              <table:table-cell office:value-type="float" office:value="98.723778">
                <text:p>98.723778</text:p>
              </table:table-cell>
              <table:table-cell office:value-type="float" office:value="700">
                <text:p>700</text:p>
              </table:table-cell>
              <table:table-cell office:value-type="float" office:value="125.71352">
                <text:p>125.71352</text:p>
              </table:table-cell>
              <table:table-cell office:value-type="float" office:value="840">
                <text:p>840</text:p>
              </table:table-cell>
              <table:table-cell office:value-type="float" office:value="149.753814">
                <text:p>149.753814</text:p>
              </table:table-cell>
              <table:table-cell office:value-type="float" office:value="980">
                <text:p>980</text:p>
              </table:table-cell>
              <table:table-cell office:value-type="float" office:value="174.557343">
                <text:p>174.557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63.76081">
                <text:p>63.76081</text:p>
              </table:table-cell>
              <table:table-cell office:value-type="float" office:value="640">
                <text:p>640</text:p>
              </table:table-cell>
              <table:table-cell office:value-type="float" office:value="130.568769">
                <text:p>130.568769</text:p>
              </table:table-cell>
              <table:table-cell office:value-type="float" office:value="800">
                <text:p>800</text:p>
              </table:table-cell>
              <table:table-cell office:value-type="float" office:value="167.638259">
                <text:p>167.638259</text:p>
              </table:table-cell>
              <table:table-cell office:value-type="float" office:value="960">
                <text:p>960</text:p>
              </table:table-cell>
              <table:table-cell office:value-type="float" office:value="196.894046">
                <text:p>196.894046</text:p>
              </table:table-cell>
              <table:table-cell office:value-type="float" office:value="1120">
                <text:p>1120</text:p>
              </table:table-cell>
              <table:table-cell office:value-type="float" office:value="227.887183">
                <text:p>227.887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">
                <text:p>360</text:p>
              </table:table-cell>
              <table:table-cell office:value-type="float" office:value="80.333138">
                <text:p>80.333138</text:p>
              </table:table-cell>
              <table:table-cell office:value-type="float" office:value="720">
                <text:p>720</text:p>
              </table:table-cell>
              <table:table-cell office:value-type="float" office:value="164.993392">
                <text:p>164.993392</text:p>
              </table:table-cell>
              <table:table-cell office:value-type="float" office:value="900">
                <text:p>900</text:p>
              </table:table-cell>
              <table:table-cell office:value-type="float" office:value="213.596393">
                <text:p>213.596393</text:p>
              </table:table-cell>
              <table:table-cell office:value-type="float" office:value="1080">
                <text:p>1080</text:p>
              </table:table-cell>
              <table:table-cell office:value-type="float" office:value="252.904566">
                <text:p>252.904566</text:p>
              </table:table-cell>
              <table:table-cell office:value-type="float" office:value="1260">
                <text:p>1260</text:p>
              </table:table-cell>
              <table:table-cell office:value-type="float" office:value="299.944674">
                <text:p>299.944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99.436555">
                <text:p>99.436555</text:p>
              </table:table-cell>
              <table:table-cell office:value-type="float" office:value="800">
                <text:p>800</text:p>
              </table:table-cell>
              <table:table-cell office:value-type="float" office:value="201.93823">
                <text:p>201.93823</text:p>
              </table:table-cell>
              <table:table-cell office:value-type="float" office:value="1000">
                <text:p>1000</text:p>
              </table:table-cell>
              <table:table-cell office:value-type="float" office:value="253.199984">
                <text:p>253.199984</text:p>
              </table:table-cell>
              <table:table-cell office:value-type="float" office:value="1200">
                <text:p>1200</text:p>
              </table:table-cell>
              <table:table-cell office:value-type="float" office:value="312.83578">
                <text:p>312.83578</text:p>
              </table:table-cell>
              <table:table-cell office:value-type="float" office:value="1400">
                <text:p>1400</text:p>
              </table:table-cell>
              <table:table-cell office:value-type="float" office:value="354.545675">
                <text:p>354.545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">
                <text:p>440</text:p>
              </table:table-cell>
              <table:table-cell office:value-type="float" office:value="120.253238">
                <text:p>120.253238</text:p>
              </table:table-cell>
              <table:table-cell office:value-type="float" office:value="880">
                <text:p>880</text:p>
              </table:table-cell>
              <table:table-cell office:value-type="float" office:value="245.317463">
                <text:p>245.317463</text:p>
              </table:table-cell>
              <table:table-cell office:value-type="float" office:value="1100">
                <text:p>1100</text:p>
              </table:table-cell>
              <table:table-cell office:value-type="float" office:value="308.251648">
                <text:p>308.251648</text:p>
              </table:table-cell>
              <table:table-cell office:value-type="float" office:value="1320">
                <text:p>1320</text:p>
              </table:table-cell>
              <table:table-cell office:value-type="float" office:value="367.289857">
                <text:p>367.289857</text:p>
              </table:table-cell>
              <table:table-cell office:value-type="float" office:value="1540">
                <text:p>1540</text:p>
              </table:table-cell>
              <table:table-cell office:value-type="float" office:value="437.849169">
                <text:p>437.849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146.383109">
                <text:p>146.383109</text:p>
              </table:table-cell>
              <table:table-cell office:value-type="float" office:value="960">
                <text:p>960</text:p>
              </table:table-cell>
              <table:table-cell office:value-type="float" office:value="297.209073">
                <text:p>297.209073</text:p>
              </table:table-cell>
              <table:table-cell office:value-type="float" office:value="1200">
                <text:p>1200</text:p>
              </table:table-cell>
              <table:table-cell office:value-type="float" office:value="366.712421">
                <text:p>366.712421</text:p>
              </table:table-cell>
              <table:table-cell office:value-type="float" office:value="1440">
                <text:p>1440</text:p>
              </table:table-cell>
              <table:table-cell office:value-type="float" office:value="446.583886">
                <text:p>446.583886</text:p>
              </table:table-cell>
              <table:table-cell office:value-type="float" office:value="1680">
                <text:p>1680</text:p>
              </table:table-cell>
              <table:table-cell office:value-type="float" office:value="513.811067">
                <text:p>513.811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">
                <text:p>520</text:p>
              </table:table-cell>
              <table:table-cell office:value-type="float" office:value="167.565143">
                <text:p>167.565143</text:p>
              </table:table-cell>
              <table:table-cell office:value-type="float" office:value="1040">
                <text:p>1040</text:p>
              </table:table-cell>
              <table:table-cell office:value-type="float" office:value="347.297291">
                <text:p>347.297291</text:p>
              </table:table-cell>
              <table:table-cell office:value-type="float" office:value="1300">
                <text:p>1300</text:p>
              </table:table-cell>
              <table:table-cell office:value-type="float" office:value="434.215585">
                <text:p>434.215585</text:p>
              </table:table-cell>
              <table:table-cell office:value-type="float" office:value="1560">
                <text:p>1560</text:p>
              </table:table-cell>
              <table:table-cell office:value-type="float" office:value="511.206562">
                <text:p>511.206562</text:p>
              </table:table-cell>
              <table:table-cell office:value-type="float" office:value="1820">
                <text:p>1820</text:p>
              </table:table-cell>
              <table:table-cell office:value-type="float" office:value="611.539966">
                <text:p>611.539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196.814658">
                <text:p>196.814658</text:p>
              </table:table-cell>
              <table:table-cell office:value-type="float" office:value="1120">
                <text:p>1120</text:p>
              </table:table-cell>
              <table:table-cell office:value-type="float" office:value="392.826713">
                <text:p>392.826713</text:p>
              </table:table-cell>
              <table:table-cell office:value-type="float" office:value="1400">
                <text:p>1400</text:p>
              </table:table-cell>
              <table:table-cell office:value-type="float" office:value="492.740697">
                <text:p>492.740697</text:p>
              </table:table-cell>
              <table:table-cell office:value-type="float" office:value="1680">
                <text:p>1680</text:p>
              </table:table-cell>
              <table:table-cell office:value-type="float" office:value="592.799398">
                <text:p>592.799398</text:p>
              </table:table-cell>
              <table:table-cell office:value-type="float" office:value="1960">
                <text:p>1960</text:p>
              </table:table-cell>
              <table:table-cell office:value-type="float" office:value="699.032314">
                <text:p>699.032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224.087855">
                <text:p>224.087855</text:p>
              </table:table-cell>
              <table:table-cell office:value-type="float" office:value="1200">
                <text:p>1200</text:p>
              </table:table-cell>
              <table:table-cell office:value-type="float" office:value="452.817599">
                <text:p>452.817599</text:p>
              </table:table-cell>
              <table:table-cell office:value-type="float" office:value="1500">
                <text:p>1500</text:p>
              </table:table-cell>
              <table:table-cell office:value-type="float" office:value="595.961375">
                <text:p>595.961375</text:p>
              </table:table-cell>
              <table:table-cell office:value-type="float" office:value="1800">
                <text:p>1800</text:p>
              </table:table-cell>
              <table:table-cell office:value-type="float" office:value="678.522714">
                <text:p>678.522714</text:p>
              </table:table-cell>
              <table:table-cell office:value-type="float" office:value="2100">
                <text:p>2100</text:p>
              </table:table-cell>
              <table:table-cell office:value-type="float" office:value="837.172842">
                <text:p>837.1728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">
                <text:p>640</text:p>
              </table:table-cell>
              <table:table-cell office:value-type="float" office:value="252.786639">
                <text:p>252.786639</text:p>
              </table:table-cell>
              <table:table-cell office:value-type="float" office:value="1280">
                <text:p>1280</text:p>
              </table:table-cell>
              <table:table-cell office:value-type="float" office:value="517.331767">
                <text:p>517.331767</text:p>
              </table:table-cell>
              <table:table-cell office:value-type="float" office:value="1600">
                <text:p>1600</text:p>
              </table:table-cell>
              <table:table-cell office:value-type="float" office:value="647.119523">
                <text:p>647.119523</text:p>
              </table:table-cell>
              <table:table-cell office:value-type="float" office:value="1920">
                <text:p>1920</text:p>
              </table:table-cell>
              <table:table-cell office:value-type="float" office:value="777.706079">
                <text:p>777.706079</text:p>
              </table:table-cell>
              <table:table-cell office:value-type="float" office:value="2240">
                <text:p>2240</text:p>
              </table:table-cell>
              <table:table-cell office:value-type="float" office:value="918.129226">
                <text:p>918.129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">
                <text:p>680</text:p>
              </table:table-cell>
              <table:table-cell office:value-type="float" office:value="285.76718">
                <text:p>285.76718</text:p>
              </table:table-cell>
              <table:table-cell office:value-type="float" office:value="1360">
                <text:p>1360</text:p>
              </table:table-cell>
              <table:table-cell office:value-type="float" office:value="585.216148">
                <text:p>585.216148</text:p>
              </table:table-cell>
              <table:table-cell office:value-type="float" office:value="1700">
                <text:p>1700</text:p>
              </table:table-cell>
              <table:table-cell office:value-type="float" office:value="760.304156">
                <text:p>760.304156</text:p>
              </table:table-cell>
              <table:table-cell office:value-type="float" office:value="2040">
                <text:p>2040</text:p>
              </table:table-cell>
              <table:table-cell office:value-type="float" office:value="872.842078">
                <text:p>872.842078</text:p>
              </table:table-cell>
              <table:table-cell office:value-type="float" office:value="2380">
                <text:p>2380</text:p>
              </table:table-cell>
              <table:table-cell office:value-type="float" office:value="1033.505803">
                <text:p>1033.5058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">
                <text:p>720</text:p>
              </table:table-cell>
              <table:table-cell office:value-type="float" office:value="320.062298">
                <text:p>320.062298</text:p>
              </table:table-cell>
              <table:table-cell office:value-type="float" office:value="1440">
                <text:p>1440</text:p>
              </table:table-cell>
              <table:table-cell office:value-type="float" office:value="648.959591">
                <text:p>648.959591</text:p>
              </table:table-cell>
              <table:table-cell office:value-type="float" office:value="1800">
                <text:p>1800</text:p>
              </table:table-cell>
              <table:table-cell office:value-type="float" office:value="830.156632">
                <text:p>830.156632</text:p>
              </table:table-cell>
              <table:table-cell office:value-type="float" office:value="2160">
                <text:p>2160</text:p>
              </table:table-cell>
              <table:table-cell office:value-type="float" office:value="980.06248">
                <text:p>980.0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">
                <text:p>760</text:p>
              </table:table-cell>
              <table:table-cell office:value-type="float" office:value="356.120808">
                <text:p>356.120808</text:p>
              </table:table-cell>
              <table:table-cell office:value-type="float" office:value="1520">
                <text:p>1520</text:p>
              </table:table-cell>
              <table:table-cell office:value-type="float" office:value="720.573955">
                <text:p>720.573955</text:p>
              </table:table-cell>
              <table:table-cell office:value-type="float" office:value="1900">
                <text:p>1900</text:p>
              </table:table-cell>
              <table:table-cell office:value-type="float" office:value="903.870541">
                <text:p>903.870541</text:p>
              </table:table-cell>
              <table:table-cell office:value-type="float" office:value="2280">
                <text:p>2280</text:p>
              </table:table-cell>
              <table:table-cell office:value-type="float" office:value="1089.513431">
                <text:p>1089.51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">
                <text:p>800</text:p>
              </table:table-cell>
              <table:table-cell office:value-type="float" office:value="396.593399">
                <text:p>396.593399</text:p>
              </table:table-cell>
              <table:table-cell office:value-type="float" office:value="1600">
                <text:p>1600</text:p>
              </table:table-cell>
              <table:table-cell office:value-type="float" office:value="805.098063">
                <text:p>805.098063</text:p>
              </table:table-cell>
              <table:table-cell office:value-type="float" office:value="2000">
                <text:p>2000</text:p>
              </table:table-cell>
              <table:table-cell office:value-type="float" office:value="1026.910298">
                <text:p>1026.910298</text:p>
              </table:table-cell>
              <table:table-cell office:value-type="float" office:value="2400">
                <text:p>2400</text:p>
              </table:table-cell>
              <table:table-cell office:value-type="float" office:value="1214.555556">
                <text:p>1214.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">
                <text:p>840</text:p>
              </table:table-cell>
              <table:table-cell office:value-type="float" office:value="443.551936">
                <text:p>443.551936</text:p>
              </table:table-cell>
              <table:table-cell office:value-type="float" office:value="1680">
                <text:p>1680</text:p>
              </table:table-cell>
              <table:table-cell office:value-type="float" office:value="890.89676">
                <text:p>890.89676</text:p>
              </table:table-cell>
              <table:table-cell office:value-type="float" office:value="2100">
                <text:p>2100</text:p>
              </table:table-cell>
              <table:table-cell office:value-type="float" office:value="1108.766837">
                <text:p>1108.76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">
                <text:p>880</text:p>
              </table:table-cell>
              <table:table-cell office:value-type="float" office:value="483.979542">
                <text:p>483.979542</text:p>
              </table:table-cell>
              <table:table-cell office:value-type="float" office:value="1760">
                <text:p>1760</text:p>
              </table:table-cell>
              <table:table-cell office:value-type="float" office:value="968.168545">
                <text:p>968.168545</text:p>
              </table:table-cell>
              <table:table-cell office:value-type="float" office:value="2200">
                <text:p>2200</text:p>
              </table:table-cell>
              <table:table-cell office:value-type="float" office:value="1287.46261">
                <text:p>1287.46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">
                <text:p>920</text:p>
              </table:table-cell>
              <table:table-cell office:value-type="float" office:value="525.051577">
                <text:p>525.051577</text:p>
              </table:table-cell>
              <table:table-cell office:value-type="float" office:value="1840">
                <text:p>1840</text:p>
              </table:table-cell>
              <table:table-cell office:value-type="float" office:value="1080.844145">
                <text:p>1080.844145</text:p>
              </table:table-cell>
              <table:table-cell office:value-type="float" office:value="2300">
                <text:p>2300</text:p>
              </table:table-cell>
              <table:table-cell office:value-type="float" office:value="1326.628801">
                <text:p>1326.628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">
                <text:p>960</text:p>
              </table:table-cell>
              <table:table-cell office:value-type="float" office:value="568.190955">
                <text:p>568.190955</text:p>
              </table:table-cell>
              <table:table-cell office:value-type="float" office:value="1920">
                <text:p>1920</text:p>
              </table:table-cell>
              <table:table-cell office:value-type="float" office:value="1165.025582">
                <text:p>1165.025582</text:p>
              </table:table-cell>
              <table:table-cell office:value-type="float" office:value="2400">
                <text:p>2400</text:p>
              </table:table-cell>
              <table:table-cell office:value-type="float" office:value="1435.61811">
                <text:p>1435.6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617.151279">
                <text:p>617.151279</text:p>
              </table:table-cell>
              <table:table-cell office:value-type="float" office:value="2000">
                <text:p>2000</text:p>
              </table:table-cell>
              <table:table-cell office:value-type="float" office:value="1244.255395">
                <text:p>1244.255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0">
                <text:p>1040</text:p>
              </table:table-cell>
              <table:table-cell office:value-type="float" office:value="668.451911">
                <text:p>668.451911</text:p>
              </table:table-cell>
              <table:table-cell office:value-type="float" office:value="2080">
                <text:p>2080</text:p>
              </table:table-cell>
              <table:table-cell office:value-type="float" office:value="1424.400811">
                <text:p>1424.40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0">
                <text:p>1080</text:p>
              </table:table-cell>
              <table:table-cell office:value-type="float" office:value="736.059514">
                <text:p>736.059514</text:p>
              </table:table-cell>
              <table:table-cell office:value-type="float" office:value="2160">
                <text:p>2160</text:p>
              </table:table-cell>
              <table:table-cell office:value-type="float" office:value="1494.961096">
                <text:p>1494.96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0">
                <text:p>1120</text:p>
              </table:table-cell>
              <table:table-cell office:value-type="float" office:value="790.332907">
                <text:p>790.332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0">
                <text:p>1160</text:p>
              </table:table-cell>
              <table:table-cell office:value-type="float" office:value="832.881163">
                <text:p>832.88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0">
                <text:p>1200</text:p>
              </table:table-cell>
              <table:table-cell office:value-type="float" office:value="893.835325">
                <text:p>893.83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0">
                <text:p>1240</text:p>
              </table:table-cell>
              <table:table-cell office:value-type="float" office:value="947.250103">
                <text:p>947.250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0">
                <text:p>1280</text:p>
              </table:table-cell>
              <table:table-cell office:value-type="float" office:value="1009.448113">
                <text:p>1009.448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20">
                <text:p>1320</text:p>
              </table:table-cell>
              <table:table-cell office:value-type="float" office:value="1104.214276">
                <text:p>1104.21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60">
                <text:p>1360</text:p>
              </table:table-cell>
              <table:table-cell office:value-type="float" office:value="1137.384958">
                <text:p>1137.384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0">
                <text:p>1400</text:p>
              </table:table-cell>
              <table:table-cell office:value-type="float" office:value="1206.306841">
                <text:p>1206.306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0">
                <text:p>1440</text:p>
              </table:table-cell>
              <table:table-cell office:value-type="float" office:value="1301.819061">
                <text:p>1301.81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0">
                <text:p>1480</text:p>
              </table:table-cell>
              <table:table-cell office:value-type="float" office:value="1350.931597">
                <text:p>1350.93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0">
                <text:p>1520</text:p>
              </table:table-cell>
              <table:table-cell office:value-type="float" office:value="1450.179415">
                <text:p>1450.179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60">
                <text:p>1560</text:p>
              </table:table-cell>
              <table:table-cell office:value-type="float" office:value="1543.325303">
                <text:p>1543.32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0">
                <text:p>1600</text:p>
              </table:table-cell>
              <table:table-cell office:value-type="float" office:value="1596.216212">
                <text:p>1596.216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0">
                <text:p>1640</text:p>
              </table:table-cell>
              <table:table-cell office:value-type="float" office:value="1655.329899">
                <text:p>1655.32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0">
                <text:p>1680</text:p>
              </table:table-cell>
              <table:table-cell office:value-type="float" office:value="1737.12012">
                <text:p>1737.1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0">
                <text:p>1720</text:p>
              </table:table-cell>
              <table:table-cell office:value-type="float" office:value="1854.249883">
                <text:p>1854.249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0">
                <text:p>1760</text:p>
              </table:table-cell>
              <table:table-cell office:value-type="float" office:value="1903.187634">
                <text:p>1903.187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00">
                <text:p>1800</text:p>
              </table:table-cell>
              <table:table-cell office:value-type="float" office:value="1991.303636">
                <text:p>1991.30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40">
                <text:p>1840</text:p>
              </table:table-cell>
              <table:table-cell office:value-type="float" office:value="2118.968533">
                <text:p>2118.96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5cm" svg:height="11.405cm" xlink:href=".." xlink:type="simple" chart:class="chart:scatter" chart:style-name="ch1">
        <chart:title svg:x="6.892cm" svg:y="0.364cm" chart:style-name="ch2">
          <text:p>Speedup between 4 and 8 ranks</text:p>
        </chart:title>
        <chart:plot-area chart:style-name="ch3" table:cell-range-address="Sheet1.A64:Sheet1.A76 Sheet1.D64:Sheet1.D76" svg:x="1.416cm" svg:y="1.371cm" svg:width="18.454cm" svg:height="8.825cm">
          <chartooo:coordinate-region svg:x="2.328cm" svg:y="1.571cm" svg:width="17.17cm" svg:height="7.978cm"/>
          <chart:axis chart:dimension="x" chart:name="primary-x" chart:style-name="ch4">
            <chart:title svg:x="9.845cm" svg:y="10.424cm" chart:style-name="ch5">
              <text:p># particles</text:p>
            </chart:title>
            <chart:grid chart:style-name="ch6" chart:class="major"/>
          </chart:axis>
          <chart:axis chart:dimension="y" chart:name="primary-y" chart:style-name="ch4">
            <chart:title svg:x="0.451cm" svg:y="6.475cm" chart:style-name="ch7">
              <text:p>speedup</text:p>
            </chart:title>
            <chart:grid chart:style-name="ch6" chart:class="major"/>
          </chart:axis>
          <chart:series chart:style-name="ch8" chart:values-cell-range-address="Sheet1.D64:Sheet1.D76" chart:class="chart:scatter">
            <chart:domain table:cell-range-address="Sheet1.A64:Sheet1.A76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A64:Sheet1.A76</svg:desc>
                </draw:g>
              </table:table-cell>
              <table:table-cell office:value-type="float" office:value="1.82186275690726">
                <text:p>1.82186275690726</text:p>
                <draw:g>
                  <svg:desc>Sheet1.D64:Sheet1.D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1.90896277028087">
                <text:p>1.90896277028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">
                <text:p>320</text:p>
              </table:table-cell>
              <table:table-cell office:value-type="float" office:value="1.94143907343135">
                <text:p>1.94143907343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">
                <text:p>480</text:p>
              </table:table-cell>
              <table:table-cell office:value-type="float" office:value="1.96585909239403">
                <text:p>1.96585909239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0">
                <text:p>560</text:p>
              </table:table-cell>
              <table:table-cell office:value-type="float" office:value="1.99358920401122">
                <text:p>1.99358920401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0">
                <text:p>720</text:p>
              </table:table-cell>
              <table:table-cell office:value-type="float" office:value="1.93984919105124">
                <text:p>1.93984919105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0">
                <text:p>880</text:p>
              </table:table-cell>
              <table:table-cell office:value-type="float" office:value="1.97287032109899">
                <text:p>1.97287032109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0">
                <text:p>1040</text:p>
              </table:table-cell>
              <table:table-cell office:value-type="float" office:value="1.92472538174794">
                <text:p>1.92472538174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0">
                <text:p>1120</text:p>
              </table:table-cell>
              <table:table-cell office:value-type="float" office:value="2.01191232888482">
                <text:p>2.011912328884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  <table:table-cell office:value-type="float" office:value="1.97394122263344">
                <text:p>1.97394122263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0">
                <text:p>1280</text:p>
              </table:table-cell>
              <table:table-cell office:value-type="float" office:value="1.95125870358547">
                <text:p>1.95125870358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0">
                <text:p>1360</text:p>
              </table:table-cell>
              <table:table-cell office:value-type="float" office:value="1.94352968879458">
                <text:p>1.94352968879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0">
                <text:p>1440</text:p>
              </table:table-cell>
              <table:table-cell office:value-type="float" office:value="2.00600943271983">
                <text:p>2.006009432719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183cm" svg:height="12.139cm" xlink:href=".." xlink:type="simple" chart:class="chart:scatter" chart:style-name="ch1">
        <chart:title svg:x="8.354cm" svg:y="0.378cm" chart:style-name="ch2">
          <text:p>Runtime in detail</text:p>
        </chart:title>
        <chart:legend chart:legend-position="end" svg:x="17.516cm" svg:y="4.774cm" style:legend-expansion="high" chart:style-name="ch3"/>
        <chart:plot-area chart:style-name="ch4" table:cell-range-address="Sheet1.A3:Sheet1.A19 Sheet1.B1:Sheet1.B1 Sheet1.B3:Sheet1.B21 Sheet1.D1:Sheet1.D1 Sheet1.D3:Sheet1.D25 Sheet1.F1:Sheet1.F1 Sheet1.F3:Sheet1.F23 Sheet1.H3:Sheet1.H22 Sheet1.J1:Sheet1.J1 Sheet1.J3:Sheet1.J20" chart:data-source-has-labels="row" svg:x="1.414cm" svg:y="1.399cm" svg:width="15.699cm" svg:height="9.517cm">
          <chartooo:coordinate-region svg:x="2.035cm" svg:y="1.598cm" svg:width="14.612cm" svg:height="8.671cm"/>
          <chart:axis chart:dimension="x" chart:name="primary-x" chart:style-name="ch5">
            <chart:title svg:x="8.465cm" svg:y="11.158cm" chart:style-name="ch6">
              <text:p># particles</text:p>
            </chart:title>
            <chart:grid chart:style-name="ch7" chart:class="major"/>
          </chart:axis>
          <chart:axis chart:dimension="y" chart:name="primary-y" chart:style-name="ch8">
            <chart:title svg:x="0.451cm" svg:y="6.915cm" chart:style-name="ch9">
              <text:p>time (in s)</text:p>
            </chart:title>
            <chart:grid chart:style-name="ch7" chart:class="major"/>
          </chart:axis>
          <chart:series chart:style-name="ch10" chart:values-cell-range-address="Sheet1.B3:Sheet1.B21" chart:label-cell-address="Sheet1.B1:Sheet1.B1" chart:class="chart:scatter">
            <chart:domain table:cell-range-address="Sheet1.A3:Sheet1.A19"/>
            <chart:data-point chart:repeated="19"/>
          </chart:series>
          <chart:series chart:style-name="ch11" chart:values-cell-range-address="Sheet1.D3:Sheet1.D25" chart:label-cell-address="Sheet1.D1:Sheet1.D1" chart:class="chart:scatter">
            <chart:domain table:cell-range-address="Sheet1.C3:Sheet1.C25"/>
            <chart:data-point chart:repeated="23"/>
          </chart:series>
          <chart:series chart:style-name="ch12" chart:values-cell-range-address="Sheet1.F3:Sheet1.F23" chart:label-cell-address="Sheet1.F1:Sheet1.F1" chart:class="chart:scatter">
            <chart:domain table:cell-range-address="Sheet1.E3:Sheet1.E23"/>
            <chart:data-point chart:repeated="21"/>
          </chart:series>
          <chart:series chart:style-name="ch13" chart:values-cell-range-address="Sheet1.H3:Sheet1.H22" chart:label-cell-address="Sheet1.F1:Sheet1.F1" chart:class="chart:scatter">
            <chart:domain table:cell-range-address="Sheet1.G3:Sheet1.G22"/>
            <chart:data-point chart:repeated="20"/>
          </chart:series>
          <chart:series chart:style-name="ch14" chart:values-cell-range-address="Sheet1.J3:Sheet1.J20" chart:label-cell-address="Sheet1.J1:Sheet1.J1" chart:class="chart:scatter">
            <chart:domain table:cell-range-address="Sheet1.I3:Sheet1.I20"/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 ranks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8 ranks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0 ranks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 ranks</text:p>
                <draw:g>
                  <svg:desc>Sheet1.F1:Sheet1.F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14 ranks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A3:Sheet1.A19</svg:desc>
                </draw:g>
              </table:table-cell>
              <table:table-cell office:value-type="float" office:value="1.139498">
                <text:p>1.139498</text:p>
                <draw:g>
                  <svg:desc>Sheet1.B3:Sheet1.B21</svg:desc>
                </draw:g>
              </table:table-cell>
              <table:table-cell office:value-type="float" office:value="80">
                <text:p>80</text:p>
                <draw:g>
                  <svg:desc>Sheet1.C3:Sheet1.C25</svg:desc>
                </draw:g>
              </table:table-cell>
              <table:table-cell office:value-type="float" office:value="2.307934">
                <text:p>2.307934</text:p>
                <draw:g>
                  <svg:desc>Sheet1.D3:Sheet1.D25</svg:desc>
                </draw:g>
              </table:table-cell>
              <table:table-cell office:value-type="float" office:value="100">
                <text:p>100</text:p>
                <draw:g>
                  <svg:desc>Sheet1.E3:Sheet1.E23</svg:desc>
                </draw:g>
              </table:table-cell>
              <table:table-cell office:value-type="float" office:value="3.251033">
                <text:p>3.251033</text:p>
                <draw:g>
                  <svg:desc>Sheet1.F3:Sheet1.F23</svg:desc>
                </draw:g>
              </table:table-cell>
              <table:table-cell office:value-type="float" office:value="120">
                <text:p>120</text:p>
                <draw:g>
                  <svg:desc>Sheet1.G3:Sheet1.G22</svg:desc>
                </draw:g>
              </table:table-cell>
              <table:table-cell office:value-type="float" office:value="3.621083">
                <text:p>3.621083</text:p>
                <draw:g>
                  <svg:desc>Sheet1.H3:Sheet1.H22</svg:desc>
                </draw:g>
              </table:table-cell>
              <table:table-cell office:value-type="float" office:value="140">
                <text:p>140</text:p>
                <draw:g>
                  <svg:desc>Sheet1.I3:Sheet1.I20</svg:desc>
                </draw:g>
              </table:table-cell>
              <table:table-cell office:value-type="float" office:value="4.504207">
                <text:p>4.504207</text:p>
                <draw:g>
                  <svg:desc>Sheet1.J3:Sheet1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4.204739">
                <text:p>4.204739</text:p>
              </table:table-cell>
              <table:table-cell office:value-type="float" office:value="160">
                <text:p>160</text:p>
              </table:table-cell>
              <table:table-cell office:value-type="float" office:value="8.501434">
                <text:p>8.501434</text:p>
              </table:table-cell>
              <table:table-cell office:value-type="float" office:value="200">
                <text:p>200</text:p>
              </table:table-cell>
              <table:table-cell office:value-type="float" office:value="10.610415">
                <text:p>10.610415</text:p>
              </table:table-cell>
              <table:table-cell office:value-type="float" office:value="240">
                <text:p>240</text:p>
              </table:table-cell>
              <table:table-cell office:value-type="float" office:value="12.897323">
                <text:p>12.897323</text:p>
              </table:table-cell>
              <table:table-cell office:value-type="float" office:value="280">
                <text:p>280</text:p>
              </table:table-cell>
              <table:table-cell office:value-type="float" office:value="15.712446">
                <text:p>15.712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9.283437">
                <text:p>9.283437</text:p>
              </table:table-cell>
              <table:table-cell office:value-type="float" office:value="240">
                <text:p>240</text:p>
              </table:table-cell>
              <table:table-cell office:value-type="float" office:value="18.580696">
                <text:p>18.580696</text:p>
              </table:table-cell>
              <table:table-cell office:value-type="float" office:value="300">
                <text:p>300</text:p>
              </table:table-cell>
              <table:table-cell office:value-type="float" office:value="23.209816">
                <text:p>23.209816</text:p>
              </table:table-cell>
              <table:table-cell office:value-type="float" office:value="360">
                <text:p>360</text:p>
              </table:table-cell>
              <table:table-cell office:value-type="float" office:value="27.843902">
                <text:p>27.843902</text:p>
              </table:table-cell>
              <table:table-cell office:value-type="float" office:value="420">
                <text:p>420</text:p>
              </table:table-cell>
              <table:table-cell office:value-type="float" office:value="33.715709">
                <text:p>33.715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16.228921">
                <text:p>16.228921</text:p>
              </table:table-cell>
              <table:table-cell office:value-type="float" office:value="320">
                <text:p>320</text:p>
              </table:table-cell>
              <table:table-cell office:value-type="float" office:value="32.842035">
                <text:p>32.842035</text:p>
              </table:table-cell>
              <table:table-cell office:value-type="float" office:value="400">
                <text:p>400</text:p>
              </table:table-cell>
              <table:table-cell office:value-type="float" office:value="40.785543">
                <text:p>40.785543</text:p>
              </table:table-cell>
              <table:table-cell office:value-type="float" office:value="480">
                <text:p>480</text:p>
              </table:table-cell>
              <table:table-cell office:value-type="float" office:value="50.436619">
                <text:p>50.436619</text:p>
              </table:table-cell>
              <table:table-cell office:value-type="float" office:value="560">
                <text:p>560</text:p>
              </table:table-cell>
              <table:table-cell office:value-type="float" office:value="58.215271">
                <text:p>58.215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5.090466">
                <text:p>25.090466</text:p>
              </table:table-cell>
              <table:table-cell office:value-type="float" office:value="400">
                <text:p>400</text:p>
              </table:table-cell>
              <table:table-cell office:value-type="float" office:value="50.327292">
                <text:p>50.327292</text:p>
              </table:table-cell>
              <table:table-cell office:value-type="float" office:value="500">
                <text:p>500</text:p>
              </table:table-cell>
              <table:table-cell office:value-type="float" office:value="64.248791">
                <text:p>64.248791</text:p>
              </table:table-cell>
              <table:table-cell office:value-type="float" office:value="600">
                <text:p>600</text:p>
              </table:table-cell>
              <table:table-cell office:value-type="float" office:value="77.13724">
                <text:p>77.13724</text:p>
              </table:table-cell>
              <table:table-cell office:value-type="float" office:value="700">
                <text:p>700</text:p>
              </table:table-cell>
              <table:table-cell office:value-type="float" office:value="94.090392">
                <text:p>94.090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35.912645">
                <text:p>35.912645</text:p>
              </table:table-cell>
              <table:table-cell office:value-type="float" office:value="480">
                <text:p>480</text:p>
              </table:table-cell>
              <table:table-cell office:value-type="float" office:value="74.462666">
                <text:p>74.462666</text:p>
              </table:table-cell>
              <table:table-cell office:value-type="float" office:value="600">
                <text:p>600</text:p>
              </table:table-cell>
              <table:table-cell office:value-type="float" office:value="93.05145">
                <text:p>93.05145</text:p>
              </table:table-cell>
              <table:table-cell office:value-type="float" office:value="720">
                <text:p>720</text:p>
              </table:table-cell>
              <table:table-cell office:value-type="float" office:value="116.759137">
                <text:p>116.759137</text:p>
              </table:table-cell>
              <table:table-cell office:value-type="float" office:value="840">
                <text:p>840</text:p>
              </table:table-cell>
              <table:table-cell office:value-type="float" office:value="134.273913">
                <text:p>134.273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">
                <text:p>280</text:p>
              </table:table-cell>
              <table:table-cell office:value-type="float" office:value="48.800568">
                <text:p>48.800568</text:p>
              </table:table-cell>
              <table:table-cell office:value-type="float" office:value="560">
                <text:p>560</text:p>
              </table:table-cell>
              <table:table-cell office:value-type="float" office:value="98.723778">
                <text:p>98.723778</text:p>
              </table:table-cell>
              <table:table-cell office:value-type="float" office:value="700">
                <text:p>700</text:p>
              </table:table-cell>
              <table:table-cell office:value-type="float" office:value="125.71352">
                <text:p>125.71352</text:p>
              </table:table-cell>
              <table:table-cell office:value-type="float" office:value="840">
                <text:p>840</text:p>
              </table:table-cell>
              <table:table-cell office:value-type="float" office:value="149.753814">
                <text:p>149.753814</text:p>
              </table:table-cell>
              <table:table-cell office:value-type="float" office:value="980">
                <text:p>980</text:p>
              </table:table-cell>
              <table:table-cell office:value-type="float" office:value="174.557343">
                <text:p>174.557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63.76081">
                <text:p>63.76081</text:p>
              </table:table-cell>
              <table:table-cell office:value-type="float" office:value="640">
                <text:p>640</text:p>
              </table:table-cell>
              <table:table-cell office:value-type="float" office:value="130.568769">
                <text:p>130.568769</text:p>
              </table:table-cell>
              <table:table-cell office:value-type="float" office:value="800">
                <text:p>800</text:p>
              </table:table-cell>
              <table:table-cell office:value-type="float" office:value="167.638259">
                <text:p>167.638259</text:p>
              </table:table-cell>
              <table:table-cell office:value-type="float" office:value="960">
                <text:p>960</text:p>
              </table:table-cell>
              <table:table-cell office:value-type="float" office:value="196.894046">
                <text:p>196.894046</text:p>
              </table:table-cell>
              <table:table-cell office:value-type="float" office:value="1120">
                <text:p>1120</text:p>
              </table:table-cell>
              <table:table-cell office:value-type="float" office:value="227.887183">
                <text:p>227.887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">
                <text:p>360</text:p>
              </table:table-cell>
              <table:table-cell office:value-type="float" office:value="80.333138">
                <text:p>80.333138</text:p>
              </table:table-cell>
              <table:table-cell office:value-type="float" office:value="720">
                <text:p>720</text:p>
              </table:table-cell>
              <table:table-cell office:value-type="float" office:value="164.993392">
                <text:p>164.993392</text:p>
              </table:table-cell>
              <table:table-cell office:value-type="float" office:value="900">
                <text:p>900</text:p>
              </table:table-cell>
              <table:table-cell office:value-type="float" office:value="213.596393">
                <text:p>213.596393</text:p>
              </table:table-cell>
              <table:table-cell office:value-type="float" office:value="1080">
                <text:p>1080</text:p>
              </table:table-cell>
              <table:table-cell office:value-type="float" office:value="252.904566">
                <text:p>252.904566</text:p>
              </table:table-cell>
              <table:table-cell office:value-type="float" office:value="1260">
                <text:p>1260</text:p>
              </table:table-cell>
              <table:table-cell office:value-type="float" office:value="299.944674">
                <text:p>299.944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99.436555">
                <text:p>99.436555</text:p>
              </table:table-cell>
              <table:table-cell office:value-type="float" office:value="800">
                <text:p>800</text:p>
              </table:table-cell>
              <table:table-cell office:value-type="float" office:value="201.93823">
                <text:p>201.93823</text:p>
              </table:table-cell>
              <table:table-cell office:value-type="float" office:value="1000">
                <text:p>1000</text:p>
              </table:table-cell>
              <table:table-cell office:value-type="float" office:value="253.199984">
                <text:p>253.199984</text:p>
              </table:table-cell>
              <table:table-cell office:value-type="float" office:value="1200">
                <text:p>1200</text:p>
              </table:table-cell>
              <table:table-cell office:value-type="float" office:value="312.83578">
                <text:p>312.83578</text:p>
              </table:table-cell>
              <table:table-cell office:value-type="float" office:value="1400">
                <text:p>1400</text:p>
              </table:table-cell>
              <table:table-cell office:value-type="float" office:value="354.545675">
                <text:p>354.545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">
                <text:p>440</text:p>
              </table:table-cell>
              <table:table-cell office:value-type="float" office:value="120.253238">
                <text:p>120.253238</text:p>
              </table:table-cell>
              <table:table-cell office:value-type="float" office:value="880">
                <text:p>880</text:p>
              </table:table-cell>
              <table:table-cell office:value-type="float" office:value="245.317463">
                <text:p>245.317463</text:p>
              </table:table-cell>
              <table:table-cell office:value-type="float" office:value="1100">
                <text:p>1100</text:p>
              </table:table-cell>
              <table:table-cell office:value-type="float" office:value="308.251648">
                <text:p>308.251648</text:p>
              </table:table-cell>
              <table:table-cell office:value-type="float" office:value="1320">
                <text:p>1320</text:p>
              </table:table-cell>
              <table:table-cell office:value-type="float" office:value="367.289857">
                <text:p>367.289857</text:p>
              </table:table-cell>
              <table:table-cell office:value-type="float" office:value="1540">
                <text:p>1540</text:p>
              </table:table-cell>
              <table:table-cell office:value-type="float" office:value="437.849169">
                <text:p>437.849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146.383109">
                <text:p>146.383109</text:p>
              </table:table-cell>
              <table:table-cell office:value-type="float" office:value="960">
                <text:p>960</text:p>
              </table:table-cell>
              <table:table-cell office:value-type="float" office:value="297.209073">
                <text:p>297.209073</text:p>
              </table:table-cell>
              <table:table-cell office:value-type="float" office:value="1200">
                <text:p>1200</text:p>
              </table:table-cell>
              <table:table-cell office:value-type="float" office:value="366.712421">
                <text:p>366.712421</text:p>
              </table:table-cell>
              <table:table-cell office:value-type="float" office:value="1440">
                <text:p>1440</text:p>
              </table:table-cell>
              <table:table-cell office:value-type="float" office:value="446.583886">
                <text:p>446.583886</text:p>
              </table:table-cell>
              <table:table-cell office:value-type="float" office:value="1680">
                <text:p>1680</text:p>
              </table:table-cell>
              <table:table-cell office:value-type="float" office:value="513.811067">
                <text:p>513.811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">
                <text:p>520</text:p>
              </table:table-cell>
              <table:table-cell office:value-type="float" office:value="167.565143">
                <text:p>167.565143</text:p>
              </table:table-cell>
              <table:table-cell office:value-type="float" office:value="1040">
                <text:p>1040</text:p>
              </table:table-cell>
              <table:table-cell office:value-type="float" office:value="347.297291">
                <text:p>347.297291</text:p>
              </table:table-cell>
              <table:table-cell office:value-type="float" office:value="1300">
                <text:p>1300</text:p>
              </table:table-cell>
              <table:table-cell office:value-type="float" office:value="434.215585">
                <text:p>434.215585</text:p>
              </table:table-cell>
              <table:table-cell office:value-type="float" office:value="1560">
                <text:p>1560</text:p>
              </table:table-cell>
              <table:table-cell office:value-type="float" office:value="511.206562">
                <text:p>511.206562</text:p>
              </table:table-cell>
              <table:table-cell office:value-type="float" office:value="1820">
                <text:p>1820</text:p>
              </table:table-cell>
              <table:table-cell office:value-type="float" office:value="611.539966">
                <text:p>611.539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196.814658">
                <text:p>196.814658</text:p>
              </table:table-cell>
              <table:table-cell office:value-type="float" office:value="1120">
                <text:p>1120</text:p>
              </table:table-cell>
              <table:table-cell office:value-type="float" office:value="392.826713">
                <text:p>392.826713</text:p>
              </table:table-cell>
              <table:table-cell office:value-type="float" office:value="1400">
                <text:p>1400</text:p>
              </table:table-cell>
              <table:table-cell office:value-type="float" office:value="492.740697">
                <text:p>492.740697</text:p>
              </table:table-cell>
              <table:table-cell office:value-type="float" office:value="1680">
                <text:p>1680</text:p>
              </table:table-cell>
              <table:table-cell office:value-type="float" office:value="592.799398">
                <text:p>592.799398</text:p>
              </table:table-cell>
              <table:table-cell office:value-type="float" office:value="1960">
                <text:p>1960</text:p>
              </table:table-cell>
              <table:table-cell office:value-type="float" office:value="699.032314">
                <text:p>699.032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224.087855">
                <text:p>224.087855</text:p>
              </table:table-cell>
              <table:table-cell office:value-type="float" office:value="1200">
                <text:p>1200</text:p>
              </table:table-cell>
              <table:table-cell office:value-type="float" office:value="452.817599">
                <text:p>452.817599</text:p>
              </table:table-cell>
              <table:table-cell office:value-type="float" office:value="1500">
                <text:p>1500</text:p>
              </table:table-cell>
              <table:table-cell office:value-type="float" office:value="595.961375">
                <text:p>595.961375</text:p>
              </table:table-cell>
              <table:table-cell office:value-type="float" office:value="1800">
                <text:p>1800</text:p>
              </table:table-cell>
              <table:table-cell office:value-type="float" office:value="678.522714">
                <text:p>678.522714</text:p>
              </table:table-cell>
              <table:table-cell office:value-type="float" office:value="2100">
                <text:p>2100</text:p>
              </table:table-cell>
              <table:table-cell office:value-type="float" office:value="837.172842">
                <text:p>837.1728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">
                <text:p>640</text:p>
              </table:table-cell>
              <table:table-cell office:value-type="float" office:value="252.786639">
                <text:p>252.786639</text:p>
              </table:table-cell>
              <table:table-cell office:value-type="float" office:value="1280">
                <text:p>1280</text:p>
              </table:table-cell>
              <table:table-cell office:value-type="float" office:value="517.331767">
                <text:p>517.331767</text:p>
              </table:table-cell>
              <table:table-cell office:value-type="float" office:value="1600">
                <text:p>1600</text:p>
              </table:table-cell>
              <table:table-cell office:value-type="float" office:value="647.119523">
                <text:p>647.119523</text:p>
              </table:table-cell>
              <table:table-cell office:value-type="float" office:value="1920">
                <text:p>1920</text:p>
              </table:table-cell>
              <table:table-cell office:value-type="float" office:value="777.706079">
                <text:p>777.706079</text:p>
              </table:table-cell>
              <table:table-cell office:value-type="float" office:value="2240">
                <text:p>2240</text:p>
              </table:table-cell>
              <table:table-cell office:value-type="float" office:value="918.129226">
                <text:p>918.129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">
                <text:p>680</text:p>
              </table:table-cell>
              <table:table-cell office:value-type="float" office:value="285.76718">
                <text:p>285.76718</text:p>
              </table:table-cell>
              <table:table-cell office:value-type="float" office:value="1360">
                <text:p>1360</text:p>
              </table:table-cell>
              <table:table-cell office:value-type="float" office:value="585.216148">
                <text:p>585.216148</text:p>
              </table:table-cell>
              <table:table-cell office:value-type="float" office:value="1700">
                <text:p>1700</text:p>
              </table:table-cell>
              <table:table-cell office:value-type="float" office:value="760.304156">
                <text:p>760.304156</text:p>
              </table:table-cell>
              <table:table-cell office:value-type="float" office:value="2040">
                <text:p>2040</text:p>
              </table:table-cell>
              <table:table-cell office:value-type="float" office:value="872.842078">
                <text:p>872.842078</text:p>
              </table:table-cell>
              <table:table-cell office:value-type="float" office:value="2380">
                <text:p>2380</text:p>
              </table:table-cell>
              <table:table-cell office:value-type="float" office:value="1033.505803">
                <text:p>1033.5058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20.062298">
                <text:p>320.062298</text:p>
              </table:table-cell>
              <table:table-cell office:value-type="float" office:value="1440">
                <text:p>1440</text:p>
              </table:table-cell>
              <table:table-cell office:value-type="float" office:value="648.959591">
                <text:p>648.959591</text:p>
              </table:table-cell>
              <table:table-cell office:value-type="float" office:value="1800">
                <text:p>1800</text:p>
              </table:table-cell>
              <table:table-cell office:value-type="float" office:value="830.156632">
                <text:p>830.156632</text:p>
              </table:table-cell>
              <table:table-cell office:value-type="float" office:value="2160">
                <text:p>2160</text:p>
              </table:table-cell>
              <table:table-cell office:value-type="float" office:value="980.06248">
                <text:p>980.0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56.120808">
                <text:p>356.120808</text:p>
              </table:table-cell>
              <table:table-cell office:value-type="float" office:value="1520">
                <text:p>1520</text:p>
              </table:table-cell>
              <table:table-cell office:value-type="float" office:value="720.573955">
                <text:p>720.573955</text:p>
              </table:table-cell>
              <table:table-cell office:value-type="float" office:value="1900">
                <text:p>1900</text:p>
              </table:table-cell>
              <table:table-cell office:value-type="float" office:value="903.870541">
                <text:p>903.870541</text:p>
              </table:table-cell>
              <table:table-cell office:value-type="float" office:value="2280">
                <text:p>2280</text:p>
              </table:table-cell>
              <table:table-cell office:value-type="float" office:value="1089.513431">
                <text:p>1089.51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805.098063">
                <text:p>805.098063</text:p>
              </table:table-cell>
              <table:table-cell office:value-type="float" office:value="2000">
                <text:p>2000</text:p>
              </table:table-cell>
              <table:table-cell office:value-type="float" office:value="1026.910298">
                <text:p>1026.910298</text:p>
              </table:table-cell>
              <table:table-cell office:value-type="float" office:value="2400">
                <text:p>2400</text:p>
              </table:table-cell>
              <table:table-cell office:value-type="float" office:value="1214.555556">
                <text:p>1214.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0">
                <text:p>1680</text:p>
              </table:table-cell>
              <table:table-cell office:value-type="float" office:value="890.89676">
                <text:p>890.89676</text:p>
              </table:table-cell>
              <table:table-cell office:value-type="float" office:value="2100">
                <text:p>2100</text:p>
              </table:table-cell>
              <table:table-cell office:value-type="float" office:value="1108.766837">
                <text:p>1108.76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0">
                <text:p>1760</text:p>
              </table:table-cell>
              <table:table-cell office:value-type="float" office:value="968.168545">
                <text:p>968.168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0">
                <text:p>1840</text:p>
              </table:table-cell>
              <table:table-cell office:value-type="float" office:value="1080.844145">
                <text:p>1080.844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55cm" svg:height="10.228cm" xlink:href=".." xlink:type="simple" chart:class="chart:scatter" chart:style-name="ch1">
        <chart:title svg:x="6.111cm" svg:y="0.42cm" chart:style-name="ch2">
          <text:p>Speedup between 8 and 10 ranks</text:p>
        </chart:title>
        <chart:plot-area chart:style-name="ch3" table:cell-range-address="Sheet1.A79:Sheet1.B83 Sheet1.B78:Sheet1.B78" chart:data-source-has-labels="row" svg:x="1.402cm" svg:y="1.323cm" svg:width="17.757cm" svg:height="7.72cm">
          <chartooo:coordinate-region svg:x="2.129cm" svg:y="1.522cm" svg:width="16.658cm" svg:height="6.874cm"/>
          <chart:axis chart:dimension="x" chart:name="primary-x" chart:style-name="ch4">
            <chart:title svg:x="9.522cm" svg:y="9.247cm" chart:style-name="ch5">
              <text:p>#particles</text:p>
            </chart:title>
          </chart:axis>
          <chart:axis chart:dimension="y" chart:name="primary-y" chart:style-name="ch4">
            <chart:title svg:x="0.451cm" svg:y="5.875cm" chart:style-name="ch6">
              <text:p>speedup</text:p>
            </chart:title>
            <chart:grid chart:style-name="ch7" chart:class="major"/>
          </chart:axis>
          <chart:series chart:style-name="ch8" chart:values-cell-range-address="Sheet1.B79:Sheet1.B83" chart:label-cell-address="Sheet1.B78:Sheet1.B78" chart:class="chart:scatter">
            <chart:domain table:cell-range-address="Sheet1.A79:Sheet1.A83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 8v10</text:p>
                <draw:g>
                  <svg:desc>Sheet1.B78:Sheet1.B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A79:Sheet1.A83</svg:desc>
                </draw:g>
              </table:table-cell>
              <table:table-cell office:value-type="float" office:value="1.233949245">
                <text:p>1.233949245</text:p>
                <draw:g>
                  <svg:desc>Sheet1.B79:Sheet1.B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1.204607058">
                <text:p>1.204607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1.697774694">
                <text:p>1.697774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1.244125752">
                <text:p>1.244125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.211649545">
                <text:p>1.2116495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357cm" svg:height="10.227cm" xlink:href=".." xlink:type="simple" chart:class="chart:scatter" chart:style-name="ch1">
        <chart:title svg:x="6.195cm" svg:y="0.34cm" chart:style-name="ch2">
          <text:p>Speedup between 10 and 12 ranks</text:p>
        </chart:title>
        <chart:plot-area chart:style-name="ch3" table:cell-range-address="Sheet1.A85:Sheet1.B89" chart:data-source-has-labels="row" svg:x="1.047cm" svg:y="1.269cm" svg:width="17.713cm" svg:height="7.718cm">
          <chartooo:coordinate-region svg:x="1.959cm" svg:y="1.469cm" svg:width="16.429cm" svg:height="6.871cm"/>
          <chart:axis chart:dimension="x" chart:name="primary-x" chart:style-name="ch4">
            <chart:title svg:x="9.145cm" svg:y="9.191cm" chart:style-name="ch5">
              <text:p>#particles</text:p>
            </chart:title>
          </chart:axis>
          <chart:axis chart:dimension="y" chart:name="primary-y" chart:style-name="ch4">
            <chart:title svg:x="0.1cm" svg:y="5.82cm" chart:style-name="ch6">
              <text:p>speedup</text:p>
            </chart:title>
            <chart:grid chart:style-name="ch7" chart:class="major"/>
          </chart:axis>
          <chart:series chart:style-name="ch8" chart:values-cell-range-address="Sheet1.B86:Sheet1.B89" chart:label-cell-address="Sheet1.B85:Sheet1.B85" chart:class="chart:scatter">
            <chart:domain table:cell-range-address="Sheet1.A86:Sheet1.A89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 10v12</text:p>
                <draw:g>
                  <svg:desc>Sheet1.B85:Sheet1.B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Sheet1.A86:Sheet1.A89</svg:desc>
                </draw:g>
              </table:table-cell>
              <table:table-cell office:value-type="float" office:value="1.206310337">
                <text:p>1.206310337</text:p>
                <draw:g>
                  <svg:desc>Sheet1.B86:Sheet1.B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1.172220201">
                <text:p>1.172220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1.223476554">
                <text:p>1.223476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0">
                <text:p>2400</text:p>
              </table:table-cell>
              <table:table-cell office:value-type="float" office:value="1.182985075">
                <text:p>1.1829850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11cm" svg:height="10.135cm" xlink:href=".." xlink:type="simple" chart:class="chart:scatter" chart:style-name="ch1">
        <chart:title svg:x="6.159cm" svg:y="0.643cm" chart:style-name="ch2">
          <text:p>Speedup of 4 vs 14 ranks</text:p>
        </chart:title>
        <chart:plot-area chart:style-name="ch3" table:cell-range-address="Sheet1.A91:Sheet1.B97" chart:data-source-has-labels="row" svg:x="1.393cm" svg:y="1.319cm" svg:width="17.335cm" svg:height="7.633cm">
          <chartooo:coordinate-region svg:x="2.12cm" svg:y="1.518cm" svg:width="16.236cm" svg:height="6.787cm"/>
          <chart:axis chart:dimension="x" chart:name="primary-x" chart:style-name="ch4">
            <chart:title svg:x="9.302cm" svg:y="9.154cm" chart:style-name="ch5">
              <text:p>#particles</text:p>
            </chart:title>
          </chart:axis>
          <chart:axis chart:dimension="y" chart:name="primary-y" chart:style-name="ch4">
            <chart:title svg:x="0.451cm" svg:y="5.827cm" chart:style-name="ch6">
              <text:p>speedup</text:p>
            </chart:title>
            <chart:grid chart:style-name="ch7" chart:class="major"/>
          </chart:axis>
          <chart:series chart:style-name="ch8" chart:values-cell-range-address="Sheet1.B92:Sheet1.B97" chart:label-cell-address="Sheet1.B91:Sheet1.B91" chart:class="chart:scatter">
            <chart:domain table:cell-range-address="Sheet1.A92:Sheet1.A9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 4v14</text:p>
                <draw:g>
                  <svg:desc>Sheet1.B91:Sheet1.B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0">
                <text:p>280</text:p>
                <draw:g>
                  <svg:desc>Sheet1.A92:Sheet1.A97</svg:desc>
                </draw:g>
              </table:table-cell>
              <table:table-cell office:value-type="float" office:value="3.105854302">
                <text:p>3.105854302</text:p>
                <draw:g>
                  <svg:desc>Sheet1.B92:Sheet1.B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0">
                <text:p>560</text:p>
              </table:table-cell>
              <table:table-cell office:value-type="float" office:value="3.38080807">
                <text:p>3.38080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0">
                <text:p>840</text:p>
              </table:table-cell>
              <table:table-cell office:value-type="float" office:value="3.303336635">
                <text:p>3.303336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0">
                <text:p>1120</text:p>
              </table:table-cell>
              <table:table-cell office:value-type="float" office:value="3.468088449">
                <text:p>3.468088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3.402401795">
                <text:p>3.4024017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0">
                <text:p>1680</text:p>
              </table:table-cell>
              <table:table-cell office:value-type="float" office:value="3.380853842">
                <text:p>3.3808538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